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1.00pt" fo:font-weight="normal" fo:font-family="'Arial Nova'" style:font-family-asian="'Arial Nova'" style:font-family-complex="'Arial Nova'"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2.00pt" fo:font-weight="normal" style:text-underline-mode="continuous" style:text-underline-type="single" style:text-underline-style="solid" style:text-underline-width="normal" fo:font-family="'Arial Nova'" style:font-family-asian="'Arial Nova'" style:font-family-complex="'Arial Nova'"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2.00pt" fo:font-weight="normal" fo:font-family="'Arial Nova'" style:font-family-asian="'Arial Nova'" style:font-family-complex="'Arial Nova'"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2.00pt" fo:font-weight="normal" fo:font-family="'Arial Nova'" style:font-family-asian="'Arial Nova'" style:font-family-complex="'Arial Nova'"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2.00pt" fo:font-weight="normal" fo:font-family="'Arial Nova'" style:font-family-asian="'Arial Nova'" style:font-family-complex="'Arial Nova'"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2.00pt" fo:font-weight="normal" fo:font-family="'Arial Nova'" style:font-family-asian="'Arial Nova'" style:font-family-complex="'Arial Nova'"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2.00pt" fo:font-weight="normal" fo:font-family="'Arial Nova'" style:font-family-asian="'Arial Nova'" style:font-family-complex="'Arial Nova'"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2.00pt" fo:font-weight="normal" fo:font-family="'Arial Nova'" style:font-family-asian="'Arial Nova'" style:font-family-complex="'Arial Nova'"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6.00pt" fo:font-weight="bold" fo:font-family="'Arial Nova'" style:font-family-asian="'Arial Nova'" style:font-family-complex="'Arial Nova'" fo:background-color="transparent" style:use-window-font-color="true"/>
    </style:style>
    <style:style style:name="T19" style:family="text">
      <style:text-properties fo:font-size="12.00pt" fo:font-weight="bold" fo:font-family="'Arial Nova'" style:font-family-asian="'Arial Nova'" style:font-family-complex="'Arial Nova'" fo:background-color="transparent" style:use-window-font-color="true"/>
    </style:style>
    <style:style style:name="T20" style:family="text">
      <style:text-properties fo:font-size="11.00pt" fo:font-weight="normal" fo:font-family="'Arial Nova'" style:font-family-asian="'Arial Nova'" style:font-family-complex="'Arial Nova'" fo:background-color="transparent" style:use-window-font-color="true"/>
    </style:style>
    <style:style style:name="T21" style:family="text">
      <style:text-properties fo:font-size="11.00pt" fo:font-weight="normal" style:text-underline-mode="continuous" style:text-underline-type="single" style:text-underline-style="solid" style:text-underline-width="normal" fo:font-family="'Arial Nova'" style:font-family-asian="'Arial Nova'" style:font-family-complex="'Arial Nova'" fo:background-color="transparent" fo:color="#467886"/>
    </style:style>
    <style:style style:name="T22" style:family="text">
      <style:text-properties fo:font-size="11.00pt" fo:font-weight="normal" style:text-underline-mode="continuous" style:text-underline-type="single" style:text-underline-style="solid" style:text-underline-width="normal" fo:font-family="'Arial Nova'" style:font-family-asian="'Arial Nova'" style:font-family-complex="'Arial Nova'" fo:background-color="transparent" fo:color="#467886"/>
    </style:style>
    <style:style style:name="T23" style:family="text">
      <style:text-properties fo:font-size="11.00pt" fo:font-weight="normal" fo:font-family="'Arial Nova'" style:font-family-asian="'Arial Nova'" style:font-family-complex="'Arial Nova'" fo:background-color="transparent" style:use-window-font-color="true"/>
    </style:style>
    <style:style style:name="T24" style:family="text">
      <style:text-properties fo:font-size="11.00pt" fo:font-weight="bold" fo:font-family="'Arial Nova'" style:font-family-asian="'Arial Nova'" style:font-family-complex="'Arial Nova'"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1.00pt" fo:font-weight="bold" fo:font-family="'Arial Nova'" style:font-family-asian="'Arial Nova'" style:font-family-complex="'Arial Nova'"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1.00pt" fo:font-weight="bold" fo:font-family="'Arial Nova'" style:font-family-asian="'Arial Nova'" style:font-family-complex="'Arial Nova'"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1.00pt" fo:font-weight="bold" fo:font-family="'Arial Nova'" style:font-family-asian="'Arial Nova'" style:font-family-complex="'Arial Nova'"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1.00pt" fo:font-weight="bold" fo:font-family="'Arial Nova'" style:font-family-asian="'Arial Nova'" style:font-family-complex="'Arial Nova'"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1.00pt" fo:font-weight="bold" fo:font-family="'Arial Nova'" style:font-family-asian="'Arial Nova'" style:font-family-complex="'Arial Nova'"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1.00pt" fo:font-weight="normal" fo:font-family="'Arial Nova'" style:font-family-asian="'Arial Nova'" style:font-family-complex="'Arial Nova'"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1.00pt" fo:font-weight="normal" fo:font-family="'Arial Nova'" style:font-family-asian="'Arial Nova'" style:font-family-complex="'Arial Nova'"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1.00pt" fo:font-weight="normal" fo:font-family="'Arial Nova'" style:font-family-asian="'Arial Nova'" style:font-family-complex="'Arial Nova'"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9.00pt" fo:font-weight="normal" fo:font-family="'Arial Nova'" style:font-family-asian="'Arial Nova'" style:font-family-complex="'Arial Nova'" fo:background-color="transparent" style:use-window-font-color="true"/>
    </style:style>
    <style:style style:name="T43" style:family="text">
      <style:text-properties fo:font-size="11.00pt" fo:font-weight="normal" fo:font-family="Calibri" style:font-family-asian="Calibri" style:font-family-complex="Calibri" fo:background-color="transparent" style:use-window-font-color="true"/>
    </style:style>
    <style:style style:name="T44" style:family="text">
      <style:text-properties fo:font-size="11.00pt" fo:font-weight="normal" fo:font-family="'Arial Nova'" style:font-family-asian="'Arial Nova'" style:font-family-complex="'Arial Nova'" fo:background-color="transparent" style:use-window-font-color="true"/>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1.00pt" fo:font-weight="normal" fo:font-family="'Arial Nova'" style:font-family-asian="'Arial Nova'" style:font-family-complex="'Arial Nova'" fo:background-color="transparent" style:use-window-font-color="true"/>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1.00pt" fo:font-weight="normal" fo:font-family="'Arial Nova'" style:font-family-asian="'Arial Nova'" style:font-family-complex="'Arial Nova'" fo:background-color="transparent" style:use-window-font-color="true"/>
    </style:style>
    <style:style style:name="T49" style:family="text">
      <style:text-properties fo:font-size="11.00pt" fo:font-weight="normal" fo:font-family="Calibri" style:font-family-asian="Calibri" style:font-family-complex="Calibri" fo:background-color="transparent" style:use-window-font-color="true"/>
    </style:style>
    <style:style style:name="T50" style:family="text">
      <style:text-properties fo:font-size="11.00pt" fo:font-weight="normal" fo:font-family="'Arial Nova'" style:font-family-asian="'Arial Nova'" style:font-family-complex="'Arial Nova'" fo:background-color="transparent" style:use-window-font-color="true"/>
    </style:style>
    <style:style style:name="T51" style:family="text">
      <style:text-properties fo:font-size="11.00pt" fo:font-weight="normal" fo:font-family="Calibri" style:font-family-asian="Calibri" style:font-family-complex="Calibri" fo:background-color="transparent" style:use-window-font-color="true"/>
    </style:style>
    <style:style style:name="T52" style:family="text">
      <style:text-properties fo:font-size="11.00pt" fo:font-weight="normal" fo:font-family="'Arial Nova'" style:font-family-asian="'Arial Nova'" style:font-family-complex="'Arial Nova'" fo:background-color="transparent" style:use-window-font-color="true"/>
    </style:style>
    <style:style style:name="T53" style:family="text">
      <style:text-properties fo:font-size="11.00pt" fo:font-weight="normal" fo:font-family="Calibri" style:font-family-asian="Calibri" style:font-family-complex="Calibri" fo:background-color="transparent" style:use-window-font-color="true"/>
    </style:style>
    <style:style style:name="T54" style:family="text">
      <style:text-properties fo:font-size="11.00pt" fo:font-weight="normal" fo:font-family="'Arial Nova'" style:font-family-asian="'Arial Nova'" style:font-family-complex="'Arial Nova'" fo:background-color="transparent" style:use-window-font-color="true"/>
    </style:style>
    <style:style style:name="T55" style:family="text">
      <style:text-properties fo:font-size="11.00pt" fo:font-weight="normal" fo:font-family="Calibri" style:font-family-asian="Calibri" style:font-family-complex="Calibri" fo:background-color="transparent" style:use-window-font-color="true"/>
    </style:style>
    <style:style style:name="T56" style:family="text">
      <style:text-properties fo:font-size="11.00pt" fo:font-weight="normal" fo:font-family="'Arial Nova'" style:font-family-asian="'Arial Nova'" style:font-family-complex="'Arial Nova'" fo:background-color="transparent" style:use-window-font-color="true"/>
    </style:style>
    <style:style style:name="T57" style:family="text">
      <style:text-properties fo:font-size="11.00pt" fo:font-weight="normal" fo:font-family="Calibri" style:font-family-asian="Calibri" style:font-family-complex="Calibri" fo:background-color="transparent" style:use-window-font-color="true"/>
    </style:style>
    <style:style style:name="T58" style:family="text">
      <style:text-properties fo:font-size="11.00pt" fo:font-weight="normal" fo:font-family="'Arial Nova'" style:font-family-asian="'Arial Nova'" style:font-family-complex="'Arial Nova'" fo:background-color="transparent" style:use-window-font-color="true"/>
    </style:style>
    <style:style style:name="T59" style:family="text">
      <style:text-properties fo:font-size="11.00pt" fo:font-weight="normal" fo:font-family="Calibri" style:font-family-asian="Calibri" style:font-family-complex="Calibri" fo:background-color="transparent" style:use-window-font-color="true"/>
    </style:style>
    <style:style style:name="T60" style:family="text">
      <style:text-properties fo:font-size="11.00pt" fo:font-weight="normal" fo:font-family="'Arial Nova'" style:font-family-asian="'Arial Nova'" style:font-family-complex="'Arial Nova'" fo:background-color="transparent" style:use-window-font-color="true"/>
    </style:style>
    <style:style style:name="T61" style:family="text">
      <style:text-properties fo:font-size="11.00pt" fo:font-weight="normal" fo:font-family="Calibri" style:font-family-asian="Calibri" style:font-family-complex="Calibri" fo:background-color="transparent" style:use-window-font-color="true"/>
    </style:style>
    <style:style style:name="T62" style:family="text">
      <style:text-properties fo:font-size="11.00pt" fo:font-weight="normal" fo:font-family="'Arial Nova'" style:font-family-asian="'Arial Nova'" style:font-family-complex="'Arial Nova'" fo:background-color="transparent" style:use-window-font-color="true"/>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1.00pt" fo:font-weight="normal" fo:font-family="'Arial Nova'" style:font-family-asian="'Arial Nova'" style:font-family-complex="'Arial Nova'" fo:background-color="transparent" style:use-window-font-color="true"/>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1.00pt" fo:font-weight="normal" fo:font-family="'Arial Nova'" style:font-family-asian="'Arial Nova'" style:font-family-complex="'Arial Nova'" fo:background-color="transparent" style:use-window-font-color="true"/>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1.00pt" fo:font-weight="normal" fo:font-family="'Arial Nova'" style:font-family-asian="'Arial Nova'" style:font-family-complex="'Arial Nova'" fo:background-color="transparent" style:use-window-font-color="true"/>
    </style:style>
    <style:style style:name="T69" style:family="text">
      <style:text-properties fo:font-size="11.00pt" fo:font-weight="normal" fo:font-family="Calibri" style:font-family-asian="Calibri" style:font-family-complex="Calibri" fo:background-color="transparent" style:use-window-font-color="true"/>
    </style:style>
    <style:style style:name="T70" style:family="text">
      <style:text-properties fo:font-size="11.00pt" fo:font-weight="normal" fo:font-family="'Arial Nova'" style:font-family-asian="'Arial Nova'" style:font-family-complex="'Arial Nova'" fo:background-color="transparent" style:use-window-font-color="true"/>
    </style:style>
    <style:style style:name="T71" style:family="text">
      <style:text-properties fo:font-size="11.00pt" fo:font-weight="normal" fo:font-family="Calibri" style:font-family-asian="Calibri" style:font-family-complex="Calibri" fo:background-color="transparent" style:use-window-font-color="true"/>
    </style:style>
    <style:style style:name="T72" style:family="text">
      <style:text-properties fo:font-size="11.00pt" fo:font-weight="normal" fo:font-family="'Arial Nova'" style:font-family-asian="'Arial Nova'" style:font-family-complex="'Arial Nova'" fo:background-color="transparent" style:use-window-font-color="true"/>
    </style:style>
    <style:style style:name="T73" style:family="text">
      <style:text-properties fo:font-size="11.00pt" fo:font-weight="normal" fo:font-family="Calibri" style:font-family-asian="Calibri" style:font-family-complex="Calibri" fo:background-color="transparent" style:use-window-font-color="true"/>
    </style:style>
    <style:style style:name="T74" style:family="text">
      <style:text-properties fo:font-size="11.00pt" fo:font-weight="normal" fo:font-family="'Arial Nova'" style:font-family-asian="'Arial Nova'" style:font-family-complex="'Arial Nova'" fo:background-color="transparent" style:use-window-font-color="true"/>
    </style:style>
    <style:style style:name="T75" style:family="text">
      <style:text-properties fo:font-size="11.00pt" fo:font-weight="normal" fo:font-family="Calibri" style:font-family-asian="Calibri" style:font-family-complex="Calibri" fo:background-color="transparent" style:use-window-font-color="true"/>
    </style:style>
    <style:style style:name="T76" style:family="text">
      <style:text-properties fo:font-size="11.00pt" fo:font-weight="normal" fo:font-family="'Arial Nova'" style:font-family-asian="'Arial Nova'" style:font-family-complex="'Arial Nova'" fo:background-color="transparent" style:use-window-font-color="true"/>
    </style:style>
    <style:style style:name="T77" style:family="text">
      <style:text-properties fo:font-size="11.00pt" fo:font-weight="normal" fo:font-family="Calibri" style:font-family-asian="Calibri" style:font-family-complex="Calibri" fo:background-color="transparent" style:use-window-font-color="true"/>
    </style:style>
    <style:style style:name="T78" style:family="text">
      <style:text-properties fo:font-size="11.00pt" fo:font-weight="normal" fo:font-family="'Arial Nova'" style:font-family-asian="'Arial Nova'" style:font-family-complex="'Arial Nova'" fo:background-color="transparent" style:use-window-font-color="true"/>
    </style:style>
    <style:style style:name="T79" style:family="text">
      <style:text-properties fo:font-size="11.00pt" fo:font-weight="normal" fo:font-family="Calibri" style:font-family-asian="Calibri" style:font-family-complex="Calibri" fo:background-color="transparent" style:use-window-font-color="true"/>
    </style:style>
    <style:style style:name="T80" style:family="text">
      <style:text-properties fo:font-size="11.00pt" fo:font-weight="normal" fo:font-family="'Arial Nova'" style:font-family-asian="'Arial Nova'" style:font-family-complex="'Arial Nova'" fo:background-color="transparent" style:use-window-font-color="true"/>
    </style:style>
    <style:style style:name="T81" style:family="text">
      <style:text-properties fo:font-size="11.00pt" fo:font-weight="normal" fo:font-family="Calibri" style:font-family-asian="Calibri" style:font-family-complex="Calibri" fo:background-color="transparent" style:use-window-font-color="true"/>
    </style:style>
    <style:style style:name="T82" style:family="text">
      <style:text-properties fo:font-size="11.00pt" fo:font-weight="normal" fo:font-family="'Arial Nova'" style:font-family-asian="'Arial Nova'" style:font-family-complex="'Arial Nova'" fo:background-color="transparent" style:use-window-font-color="true"/>
    </style:style>
    <style:style style:name="T83" style:family="text">
      <style:text-properties fo:font-size="11.00pt" fo:font-weight="normal" fo:font-family="Calibri" style:font-family-asian="Calibri" style:font-family-complex="Calibri" fo:background-color="transparent" style:use-window-font-color="true"/>
    </style:style>
    <style:style style:name="T84" style:family="text">
      <style:text-properties fo:font-size="11.00pt" fo:font-weight="normal" fo:font-family="'Arial Nova'" style:font-family-asian="'Arial Nova'" style:font-family-complex="'Arial Nova'" fo:background-color="transparent" style:use-window-font-color="true"/>
    </style:style>
    <style:style style:name="T85" style:family="text">
      <style:text-properties fo:font-size="11.00pt" fo:font-weight="normal" fo:font-family="Calibri" style:font-family-asian="Calibri" style:font-family-complex="Calibri" fo:background-color="transparent" style:use-window-font-color="true"/>
    </style:style>
    <style:style style:name="T86" style:family="text">
      <style:text-properties fo:font-size="11.00pt" fo:font-weight="normal" fo:font-family="'Arial Nova'" style:font-family-asian="'Arial Nova'" style:font-family-complex="'Arial Nova'" fo:background-color="transparent" style:use-window-font-color="true"/>
    </style:style>
    <style:style style:name="T87" style:family="text">
      <style:text-properties fo:font-size="11.00pt" fo:font-weight="normal" fo:font-family="Calibri" style:font-family-asian="Calibri" style:font-family-complex="Calibri" fo:background-color="transparent" style:use-window-font-color="true"/>
    </style:style>
    <style:style style:name="T88" style:family="text">
      <style:text-properties fo:font-size="11.00pt" fo:font-weight="normal" fo:font-family="'Arial Nova'" style:font-family-asian="'Arial Nova'" style:font-family-complex="'Arial Nova'" fo:background-color="transparent" style:use-window-font-color="true"/>
    </style:style>
    <style:style style:name="T89" style:family="text">
      <style:text-properties fo:font-size="11.00pt" fo:font-weight="normal" fo:font-family="Calibri" style:font-family-asian="Calibri" style:font-family-complex="Calibri" fo:background-color="transparent" style:use-window-font-color="true"/>
    </style:style>
    <style:style style:name="T90" style:family="text">
      <style:text-properties fo:font-size="11.00pt" fo:font-weight="normal" fo:font-family="'Arial Nova'" style:font-family-asian="'Arial Nova'" style:font-family-complex="'Arial Nova'" fo:background-color="transparent" style:use-window-font-color="true"/>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11.00pt" fo:font-weight="normal" fo:font-family="'Arial Nova'" style:font-family-asian="'Arial Nova'" style:font-family-complex="'Arial Nova'" fo:background-color="transparent" style:use-window-font-color="true"/>
    </style:style>
    <style:style style:name="T93" style:family="text">
      <style:text-properties fo:font-size="11.00pt" fo:font-weight="normal" fo:font-family="Calibri" style:font-family-asian="Calibri" style:font-family-complex="Calibri" fo:background-color="transparent" style:use-window-font-color="true"/>
    </style:style>
    <style:style style:name="T94" style:family="text">
      <style:text-properties fo:font-size="11.00pt" fo:font-weight="normal" fo:font-family="'Arial Nova'" style:font-family-asian="'Arial Nova'" style:font-family-complex="'Arial Nova'" fo:background-color="transparent" style:use-window-font-color="true"/>
    </style:style>
    <style:style style:name="T95" style:family="text">
      <style:text-properties fo:font-size="11.00pt" fo:font-weight="normal" fo:font-family="Calibri" style:font-family-asian="Calibri" style:font-family-complex="Calibri" fo:background-color="transparent" style:use-window-font-color="true"/>
    </style:style>
    <style:style style:name="T96" style:family="text">
      <style:text-properties fo:font-size="11.00pt" fo:font-weight="normal" fo:font-family="'Arial Nova'" style:font-family-asian="'Arial Nova'" style:font-family-complex="'Arial Nova'" fo:background-color="transparent" style:use-window-font-color="true"/>
    </style:style>
    <style:style style:name="T97" style:family="text">
      <style:text-properties fo:font-size="11.00pt" fo:font-weight="normal" fo:font-family="Calibri" style:font-family-asian="Calibri" style:font-family-complex="Calibri" fo:background-color="transparent" style:use-window-font-color="true"/>
    </style:style>
    <style:style style:name="T98" style:family="text">
      <style:text-properties fo:font-size="11.00pt" fo:font-weight="normal" fo:font-family="'Arial Nova'" style:font-family-asian="'Arial Nova'" style:font-family-complex="'Arial Nova'" fo:background-color="transparent" style:use-window-font-color="true"/>
    </style:style>
    <style:style style:name="T99" style:family="text">
      <style:text-properties fo:font-size="11.00pt" fo:font-weight="normal" fo:font-family="Calibri" style:font-family-asian="Calibri" style:font-family-complex="Calibri" fo:background-color="transparent" style:use-window-font-color="true"/>
    </style:style>
    <style:style style:name="T100" style:family="text">
      <style:text-properties fo:font-size="11.00pt" fo:font-weight="normal" fo:font-family="'Arial Nova'" style:font-family-asian="'Arial Nova'" style:font-family-complex="'Arial Nova'" fo:background-color="transparent" style:use-window-font-color="true"/>
    </style:style>
    <style:style style:name="T101" style:family="text">
      <style:text-properties fo:font-size="11.00pt" fo:font-weight="normal" fo:font-family="Calibri" style:font-family-asian="Calibri" style:font-family-complex="Calibri" fo:background-color="transparent" style:use-window-font-color="true"/>
    </style:style>
    <style:style style:name="T102" style:family="text">
      <style:text-properties fo:font-size="11.00pt" fo:font-weight="normal" fo:font-family="'Arial Nova'" style:font-family-asian="'Arial Nova'" style:font-family-complex="'Arial Nova'" fo:background-color="transparent" style:use-window-font-color="true"/>
    </style:style>
    <style:style style:name="T103" style:family="text">
      <style:text-properties fo:font-size="11.00pt" fo:font-weight="normal" fo:font-family="Calibri" style:font-family-asian="Calibri" style:font-family-complex="Calibri" fo:background-color="transparent" style:use-window-font-color="true"/>
    </style:style>
    <style:style style:name="T104" style:family="text">
      <style:text-properties fo:font-size="11.00pt" fo:font-weight="normal" fo:font-family="'Arial Nova'" style:font-family-asian="'Arial Nova'" style:font-family-complex="'Arial Nova'" fo:background-color="transparent" style:use-window-font-color="true"/>
    </style:style>
    <style:style style:name="T105" style:family="text">
      <style:text-properties fo:font-size="11.00pt" fo:font-weight="normal" fo:font-family="Calibri" style:font-family-asian="Calibri" style:font-family-complex="Calibri" fo:background-color="transparent" style:use-window-font-color="true"/>
    </style:style>
    <style:style style:name="T106" style:family="text">
      <style:text-properties fo:font-size="11.00pt" fo:font-weight="normal" fo:font-family="'Arial Nova'" style:font-family-asian="'Arial Nova'" style:font-family-complex="'Arial Nova'" fo:background-color="transparent" style:use-window-font-color="true"/>
    </style:style>
    <style:style style:name="T107" style:family="text">
      <style:text-properties fo:font-size="11.00pt" fo:font-weight="bold" fo:font-family="Arial" style:font-family-asian="Arial" style:font-family-complex="Arial" fo:background-color="transparent" fo:color="#800000"/>
    </style:style>
    <style:style style:name="T108" style:family="text">
      <style:text-properties fo:font-size="11.00pt" fo:font-weight="bold" fo:font-family="'Arial Nova'" style:font-family-asian="'Arial Nova'" style:font-family-complex="'Arial Nova'" fo:background-color="transparent" fo:color="#c00000"/>
    </style:style>
    <style:style style:name="T109" style:family="text">
      <style:text-properties fo:font-size="11.00pt" fo:font-weight="normal" fo:font-family="Arial" style:font-family-asian="Arial" style:font-family-complex="Arial" fo:background-color="transparent" style:use-window-font-color="true"/>
    </style:style>
    <style:style style:name="T110" style:family="text">
      <style:text-properties fo:font-size="11.00pt" fo:font-weight="bold" fo:font-family="Arial" style:font-family-asian="Arial" style:font-family-complex="Arial" fo:background-color="transparent" fo:color="#800000"/>
    </style:style>
    <style:style style:name="T111" style:family="text">
      <style:text-properties fo:font-size="11.00pt" fo:font-weight="bold" fo:font-family="'Arial Nova'" style:font-family-asian="'Arial Nova'" style:font-family-complex="'Arial Nova'" fo:background-color="transparent" fo:color="#c00000"/>
    </style:style>
    <style:style style:name="T112" style:family="text">
      <style:text-properties fo:font-size="11.00pt" fo:font-weight="normal" fo:font-family="Arial" style:font-family-asian="Arial" style:font-family-complex="Arial" fo:background-color="transparent" style:use-window-font-color="true"/>
    </style:style>
    <style:style style:name="T113" style:family="text">
      <style:text-properties fo:font-size="11.00pt" fo:font-weight="bold" fo:font-family="'Arial Nova'" style:font-family-asian="'Arial Nova'" style:font-family-complex="'Arial Nova'" fo:background-color="transparent" fo:color="#800000"/>
    </style:style>
    <style:style style:name="T114" style:family="text">
      <style:text-properties fo:font-size="11.00pt" fo:font-weight="bold" fo:font-family="'Arial Nova'" style:font-family-asian="'Arial Nova'" style:font-family-complex="'Arial Nova'" fo:background-color="transparent" fo:color="#c00000"/>
    </style:style>
    <style:style style:name="T115" style:family="text">
      <style:text-properties fo:font-size="11.00pt" fo:font-weight="normal" fo:font-family="Arial" style:font-family-asian="Arial" style:font-family-complex="Arial" fo:background-color="transparent" style:use-window-font-color="true"/>
    </style:style>
    <style:style style:name="T116" style:family="text">
      <style:text-properties fo:font-size="11.00pt" fo:font-weight="bold" fo:font-family="'Arial Nova'" style:font-family-asian="'Arial Nova'" style:font-family-complex="'Arial Nova'" fo:background-color="transparent" fo:color="#800000"/>
    </style:style>
    <style:style style:name="T117" style:family="text">
      <style:text-properties fo:font-size="11.00pt" fo:font-weight="bold" fo:font-family="'Arial Nova'" style:font-family-asian="'Arial Nova'" style:font-family-complex="'Arial Nova'" fo:background-color="transparent" fo:color="#c00000"/>
    </style:style>
    <style:style style:name="T118" style:family="text">
      <style:text-properties fo:font-size="11.00pt" fo:font-weight="normal" fo:font-family="'Arial Nova'" style:font-family-asian="'Arial Nova'" style:font-family-complex="'Arial Nova'" fo:background-color="transparent" style:use-window-font-color="true"/>
    </style:style>
    <style:style style:name="T119" style:family="text">
      <style:text-properties fo:font-size="11.00pt" fo:font-weight="bold" fo:font-family="'Arial Nova'" style:font-family-asian="'Arial Nova'" style:font-family-complex="'Arial Nova'" fo:background-color="transparent" style:use-window-font-color="true"/>
    </style:style>
    <style:style style:name="T120" style:family="text">
      <style:text-properties fo:font-size="11.00pt" fo:font-weight="normal" fo:font-family="'Arial Nova'" style:font-family-asian="'Arial Nova'" style:font-family-complex="'Arial Nova'" fo:background-color="transparent" style:use-window-font-color="true"/>
    </style:style>
    <style:style style:name="T121" style:family="text">
      <style:text-properties fo:font-size="11.00pt" fo:font-weight="bold" fo:font-family="'Arial Nova'" style:font-family-asian="'Arial Nova'" style:font-family-complex="'Arial Nova'" fo:background-color="transparent" style:use-window-font-color="true"/>
    </style:style>
    <style:style style:name="T122" style:family="text">
      <style:text-properties fo:font-size="11.00pt" fo:font-weight="normal" fo:font-family="'Arial Nova'" style:font-family-asian="'Arial Nova'" style:font-family-complex="'Arial Nova'" fo:background-color="transparent" style:use-window-font-color="true"/>
    </style:style>
    <style:style style:name="T123" style:family="text">
      <style:text-properties fo:font-size="11.00pt" fo:font-weight="normal" fo:font-family="'Arial Nova'" style:font-family-asian="'Arial Nova'" style:font-family-complex="'Arial Nova'" fo:background-color="transparent" style:use-window-font-color="true"/>
    </style:style>
    <style:style style:name="T124" style:family="text">
      <style:text-properties fo:font-size="11.00pt" fo:font-weight="bold" fo:font-family="'Arial Nova'" style:font-family-asian="'Arial Nova'" style:font-family-complex="'Arial Nova'" fo:background-color="transparent" style:use-window-font-color="true"/>
    </style:style>
    <style:style style:name="T125" style:family="text">
      <style:text-properties fo:font-size="11.00pt" fo:font-weight="normal" fo:font-family="'Arial Nova'" style:font-family-asian="'Arial Nova'" style:font-family-complex="'Arial Nova'" fo:background-color="transparent" style:use-window-font-color="true"/>
    </style:style>
    <style:style style:name="T126" style:family="text">
      <style:text-properties fo:font-size="11.00pt" fo:font-weight="normal" fo:font-family="'Arial Nova'" style:font-family-asian="'Arial Nova'" style:font-family-complex="'Arial Nova'" fo:background-color="transparent" style:use-window-font-color="true"/>
    </style:style>
    <style:style style:name="T127" style:family="text">
      <style:text-properties fo:font-size="11.00pt" fo:font-weight="normal" fo:font-family="'Arial Nova'" style:font-family-asian="'Arial Nova'" style:font-family-complex="'Arial Nova'" fo:background-color="transparent" style:use-window-font-color="true"/>
    </style:style>
    <style:style style:name="T128" style:family="text">
      <style:text-properties fo:font-size="11.00pt" fo:font-weight="bold" fo:font-family="'Arial Nova'" style:font-family-asian="'Arial Nova'" style:font-family-complex="'Arial Nova'" fo:background-color="transparent" fo:color="#800000"/>
    </style:style>
    <style:style style:name="T129" style:family="text">
      <style:text-properties fo:font-size="11.00pt" fo:font-weight="normal" fo:font-family="'Arial Nova'" style:font-family-asian="'Arial Nova'" style:font-family-complex="'Arial Nova'" fo:background-color="transparent" style:use-window-font-color="true"/>
    </style:style>
    <style:style style:name="T130" style:family="text">
      <style:text-properties fo:font-size="11.00pt" fo:font-weight="bold" fo:font-family="'Arial Nova'" style:font-family-asian="'Arial Nova'" style:font-family-complex="'Arial Nova'" fo:background-color="transparent" style:use-window-font-color="true"/>
    </style:style>
    <style:style style:name="T131" style:family="text">
      <style:text-properties fo:font-size="11.00pt" fo:font-weight="normal" fo:font-family="'Arial Nova'" style:font-family-asian="'Arial Nova'" style:font-family-complex="'Arial Nova'" fo:background-color="transparent" style:use-window-font-color="true"/>
    </style:style>
    <style:style style:name="T132" style:family="text">
      <style:text-properties fo:font-size="11.00pt" fo:font-weight="bold" fo:font-family="'Arial Nova'" style:font-family-asian="'Arial Nova'" style:font-family-complex="'Arial Nova'" fo:background-color="transparent" fo:color="#800000"/>
    </style:style>
    <style:style style:name="T133" style:family="text">
      <style:text-properties fo:font-size="11.00pt" fo:font-weight="bold" fo:font-family="'Arial Nova'" style:font-family-asian="'Arial Nova'" style:font-family-complex="'Arial Nova'" fo:background-color="transparent" fo:color="#c00000"/>
    </style:style>
    <style:style style:name="T134" style:family="text">
      <style:text-properties fo:font-size="11.00pt" fo:font-weight="bold" fo:font-family="'Arial Nova'" style:font-family-asian="'Arial Nova'" style:font-family-complex="'Arial Nova'" fo:background-color="transparent" style:use-window-font-color="true"/>
    </style:style>
    <style:style style:name="T135" style:family="text">
      <style:text-properties fo:font-size="11.00pt" fo:font-weight="normal" fo:font-family="'Arial Nova'" style:font-family-asian="'Arial Nova'" style:font-family-complex="'Arial Nova'" fo:background-color="transparent" style:use-window-font-color="true"/>
    </style:style>
    <style:style style:name="T136" style:family="text">
      <style:text-properties fo:font-size="11.00pt" fo:font-weight="bold" fo:font-family="'Arial Nova'" style:font-family-asian="'Arial Nova'" style:font-family-complex="'Arial Nova'" fo:background-color="transparent" fo:color="#800000"/>
    </style:style>
    <style:style style:name="T137" style:family="text">
      <style:text-properties fo:font-size="11.00pt" fo:font-weight="bold" fo:font-family="'Arial Nova'" style:font-family-asian="'Arial Nova'" style:font-family-complex="'Arial Nova'" fo:background-color="transparent" fo:color="#c00000"/>
    </style:style>
    <style:style style:name="T138" style:family="text">
      <style:text-properties fo:font-size="11.00pt" fo:font-weight="normal" fo:font-family="'Arial Nova'" style:font-family-asian="'Arial Nova'" style:font-family-complex="'Arial Nova'" fo:background-color="transparent" style:use-window-font-color="true"/>
    </style:style>
    <style:style style:name="T139" style:family="text">
      <style:text-properties fo:font-size="11.00pt" fo:font-weight="bold" fo:font-family="'Arial Nova'" style:font-family-asian="'Arial Nova'" style:font-family-complex="'Arial Nova'" fo:background-color="transparent" style:use-window-font-color="true"/>
    </style:style>
    <style:style style:name="T140" style:family="text">
      <style:text-properties fo:font-size="11.00pt" fo:font-weight="normal" fo:font-family="'Arial Nova'" style:font-family-asian="'Arial Nova'" style:font-family-complex="'Arial Nova'" fo:background-color="transparent" style:use-window-font-color="true"/>
    </style:style>
    <style:style style:name="T141" style:family="text">
      <style:text-properties fo:font-size="11.00pt" fo:font-weight="bold" fo:font-family="'Arial Nova'" style:font-family-asian="'Arial Nova'" style:font-family-complex="'Arial Nova'" fo:background-color="transparent" fo:color="#800000"/>
    </style:style>
    <style:style style:name="T142" style:family="text">
      <style:text-properties fo:font-size="11.00pt" fo:font-weight="bold" fo:font-family="'Arial Nova'" style:font-family-asian="'Arial Nova'" style:font-family-complex="'Arial Nova'" fo:background-color="transparent" fo:color="#c00000"/>
    </style:style>
    <style:style style:name="T143" style:family="text">
      <style:text-properties fo:font-size="11.00pt" fo:font-weight="normal" fo:font-family="'Arial Nova'" style:font-family-asian="'Arial Nova'" style:font-family-complex="'Arial Nova'" fo:background-color="transparent" style:use-window-font-color="true"/>
    </style:style>
    <style:style style:name="T144" style:family="text">
      <style:text-properties fo:font-size="11.00pt" fo:font-weight="bold" fo:font-family="'Arial Nova'" style:font-family-asian="'Arial Nova'" style:font-family-complex="'Arial Nova'" fo:background-color="transparent" fo:color="#800000"/>
    </style:style>
    <style:style style:name="T145" style:family="text">
      <style:text-properties fo:font-size="11.00pt" fo:font-weight="bold" fo:font-family="'Arial Nova'" style:font-family-asian="'Arial Nova'" style:font-family-complex="'Arial Nova'" fo:background-color="transparent" fo:color="#c00000"/>
    </style:style>
    <style:style style:name="T146" style:family="text">
      <style:text-properties fo:font-size="11.00pt" fo:font-weight="normal" fo:font-family="'Arial Nova'" style:font-family-asian="'Arial Nova'" style:font-family-complex="'Arial Nova'" fo:background-color="transparent" style:use-window-font-color="true"/>
    </style:style>
    <style:style style:name="T147" style:family="text">
      <style:text-properties fo:font-size="11.00pt" fo:font-weight="bold" fo:font-family="'Arial Nova'" style:font-family-asian="'Arial Nova'" style:font-family-complex="'Arial Nova'" fo:background-color="transparent" fo:color="#800000"/>
    </style:style>
    <style:style style:name="T148" style:family="text">
      <style:text-properties fo:font-size="11.00pt" fo:font-weight="bold" fo:font-family="'Arial Nova'" style:font-family-asian="'Arial Nova'" style:font-family-complex="'Arial Nova'" fo:background-color="transparent" fo:color="#c00000"/>
    </style:style>
    <style:style style:name="T149" style:family="text">
      <style:text-properties fo:font-size="11.00pt" fo:font-weight="normal" fo:font-family="'Arial Nova'" style:font-family-asian="'Arial Nova'" style:font-family-complex="'Arial Nova'" fo:background-color="transparent" style:use-window-font-color="true"/>
    </style:style>
    <style:style style:name="T150" style:family="text">
      <style:text-properties fo:font-size="11.00pt" fo:font-weight="bold" fo:font-family="'Arial Nova'" style:font-family-asian="'Arial Nova'" style:font-family-complex="'Arial Nova'" fo:background-color="transparent" style:use-window-font-color="true"/>
    </style:style>
    <style:style style:name="T151" style:family="text">
      <style:text-properties fo:font-size="11.00pt" fo:font-weight="normal" fo:font-family="Calibri" style:font-family-asian="Calibri" style:font-family-complex="Calibri" fo:background-color="transparent" style:use-window-font-color="true"/>
    </style:style>
    <style:style style:name="T152" style:family="text">
      <style:text-properties fo:font-size="20.00pt" fo:font-weight="bold" fo:font-family="Aptos" style:font-family-asian="Aptos" style:font-family-complex="Aptos" fo:background-color="transparent" style:use-window-font-color="true"/>
    </style:style>
    <style:style style:name="T153" style:family="text">
      <style:text-properties fo:font-size="14.00pt" fo:font-weight="bold" fo:font-family="Aptos" style:font-family-asian="Aptos" style:font-family-complex="Aptos" fo:background-color="transparent" fo:color="#800000"/>
    </style:style>
    <style:style style:name="T154" style:family="text">
      <style:text-properties fo:font-size="14.00pt" fo:font-weight="bold" style:text-underline-mode="continuous" style:text-underline-type="single" style:text-underline-style="solid" style:text-underline-width="normal" fo:font-family="Aptos" style:font-family-asian="Aptos" style:font-family-complex="Aptos" fo:background-color="transparent" fo:color="#0000ff"/>
    </style:style>
    <style:style style:name="T155" style:family="text">
      <style:text-properties fo:font-size="14.00pt" fo:font-weight="bold" style:text-underline-mode="continuous" style:text-underline-type="single" style:text-underline-style="solid" style:text-underline-width="normal" fo:font-family="Aptos" style:font-family-asian="Aptos" style:font-family-complex="Aptos" fo:background-color="transparent" fo:color="#c00000"/>
    </style:style>
    <style:style style:name="T156" style:family="text">
      <style:text-properties fo:font-size="11.00pt" fo:font-weight="bold" fo:font-family="'Arial Nova'" style:font-family-asian="'Arial Nova'" style:font-family-complex="'Arial Nova'" fo:background-color="transparent" fo:color="#800000"/>
    </style:style>
    <style:style style:name="T157" style:family="text">
      <style:text-properties fo:font-size="14.00pt" fo:font-weight="bold" fo:font-family="Aptos" style:font-family-asian="Aptos" style:font-family-complex="Aptos" fo:background-color="transparent" fo:color="#c00000"/>
    </style:style>
    <style:style style:name="T158" style:family="text">
      <style:text-properties fo:font-size="11.00pt" fo:font-weight="normal" fo:font-family="'Arial Nova'" style:font-family-asian="'Arial Nova'" style:font-family-complex="'Arial Nova'" fo:background-color="transparent" style:use-window-font-color="true"/>
    </style:style>
    <style:style style:name="T159" style:family="text">
      <style:text-properties fo:font-size="11.00pt" fo:font-weight="bold" style:text-underline-mode="continuous" style:text-underline-type="single" style:text-underline-style="solid" style:text-underline-width="normal" fo:font-family="'Arial Nova'" style:font-family-asian="'Arial Nova'" style:font-family-complex="'Arial Nova'" fo:background-color="transparent" style:use-window-font-color="true"/>
    </style:style>
    <style:style style:name="T160" style:family="text">
      <style:text-properties fo:font-size="11.00pt" fo:font-weight="bold" style:text-underline-mode="continuous" style:text-underline-type="single" style:text-underline-style="solid" style:text-underline-width="normal" fo:font-family="'Arial Nova'" style:font-family-asian="'Arial Nova'" style:font-family-complex="'Arial Nova'" fo:background-color="transparent" fo:color="#c00000"/>
    </style:style>
    <style:style style:name="T161" style:family="text">
      <style:text-properties fo:font-size="11.00pt" fo:font-weight="normal" fo:font-family="'Arial Nova'" style:font-family-asian="'Arial Nova'" style:font-family-complex="'Arial Nova'" fo:background-color="transparent" fo:color="#c00000"/>
    </style:style>
    <style:style style:name="T162" style:family="text">
      <style:text-properties fo:font-size="11.00pt" fo:font-weight="bold" fo:font-family="'Arial Nova'" style:font-family-asian="'Arial Nova'" style:font-family-complex="'Arial Nova'" fo:background-color="transparent" style:use-window-font-color="true"/>
    </style:style>
    <style:style style:name="T163" style:family="text">
      <style:text-properties fo:font-size="11.00pt" fo:font-weight="normal" fo:font-family="'Arial Nova'" style:font-family-asian="'Arial Nova'" style:font-family-complex="'Arial Nova'" fo:background-color="transparent" style:use-window-font-color="true"/>
    </style:style>
    <style:style style:name="T164" style:family="text">
      <style:text-properties fo:font-size="11.00pt" fo:font-weight="normal" fo:font-family="Calibri" style:font-family-asian="Calibri" style:font-family-complex="Calibri" fo:background-color="transparent" style:use-window-font-color="true"/>
    </style:style>
    <style:style style:name="T165" style:family="text">
      <style:text-properties fo:font-size="11.00pt" fo:font-weight="normal" fo:font-family="'Arial Nova'" style:font-family-asian="'Arial Nova'" style:font-family-complex="'Arial Nova'" fo:background-color="transparent" style:use-window-font-color="true"/>
    </style:style>
    <style:style style:name="T166" style:family="text">
      <style:text-properties fo:font-size="11.00pt" fo:font-weight="bold" style:text-underline-mode="continuous" style:text-underline-type="single" style:text-underline-style="solid" style:text-underline-width="normal" fo:font-family="'Arial Nova'" style:font-family-asian="'Arial Nova'" style:font-family-complex="'Arial Nova'" fo:background-color="transparent" style:use-window-font-color="true"/>
    </style:style>
    <style:style style:name="T167" style:family="text">
      <style:text-properties fo:font-size="11.00pt" fo:font-weight="normal" fo:font-family="'Arial Nova'" style:font-family-asian="'Arial Nova'" style:font-family-complex="'Arial Nova'" fo:background-color="transparent" style:use-window-font-color="true"/>
    </style:style>
    <style:style style:name="P1" style:family="paragraph">
      <style:paragraph-properties fo:line-height="100.00%" fo:text-align="center" fo:margin-bottom="8.00pt"/>
    </style:style>
    <style:style style:name="P2" style:family="paragraph">
      <style:paragraph-properties fo:line-height="100.00%" fo:text-align="center" fo:margin-left="5.40pt" fo:text-indent="-5.40pt">
        <style:tab-stops>
          <style:tab-stop style:position="445.40pt"/>
        </style:tab-stops>
      </style:paragraph-properties>
    </style:style>
    <style:style style:name="P3" style:family="paragraph">
      <style:paragraph-properties fo:line-height="100.00%" fo:text-align="center"/>
    </style:style>
    <style:style style:name="P4" style:family="paragraph">
      <style:paragraph-properties fo:line-height="100.00%" fo:text-align="center" fo:margin-left="5.40pt" fo:text-indent="-5.40pt">
        <style:tab-stops>
          <style:tab-stop style:position="445.40pt"/>
        </style:tab-stops>
      </style:paragraph-properties>
    </style:style>
    <style:style style:name="P5" style:family="paragraph">
      <style:paragraph-properties fo:line-height="100.00%" fo:text-align="center" fo:margin-left="5.40pt" fo:text-indent="-5.40pt">
        <style:tab-stops>
          <style:tab-stop style:position="445.40pt"/>
        </style:tab-stops>
      </style:paragraph-properties>
    </style:style>
    <style:style style:name="P6" style:family="paragraph">
      <style:paragraph-properties fo:line-height="100.00%" fo:text-align="center"/>
    </style:style>
    <style:style style:name="P7" style:family="paragraph">
      <style:paragraph-properties fo:line-height="100.00%" fo:text-align="center" fo:margin-left="5.40pt" fo:text-indent="-5.40pt">
        <style:tab-stops>
          <style:tab-stop style:position="445.40pt"/>
        </style:tab-stops>
      </style:paragraph-properties>
    </style:style>
    <style:style style:name="P8" style:family="paragraph">
      <style:paragraph-properties fo:line-height="100.00%" fo:text-align="center"/>
    </style:style>
    <style:style style:name="P9" style:family="paragraph">
      <style:paragraph-properties fo:line-height="100.00%" fo:text-align="center" fo:margin-left="5.40pt" fo:text-indent="-5.40pt">
        <style:tab-stops>
          <style:tab-stop style:position="445.40pt"/>
        </style:tab-stops>
      </style:paragraph-properties>
    </style:style>
    <style:style style:name="P10" style:family="paragraph">
      <style:paragraph-properties fo:line-height="100.00%" fo:text-align="center"/>
    </style:style>
    <style:style style:name="P11" style:family="paragraph">
      <style:paragraph-properties fo:line-height="100.00%" fo:text-align="center" fo:margin-left="5.40pt" fo:text-indent="-5.40pt">
        <style:tab-stops>
          <style:tab-stop style:position="445.40pt"/>
        </style:tab-stops>
      </style:paragraph-properties>
    </style:style>
    <style:style style:name="P12" style:family="paragraph">
      <style:paragraph-properties fo:line-height="100.00%" fo:text-align="center"/>
    </style:style>
    <style:style style:name="P13" style:family="paragraph">
      <style:paragraph-properties fo:line-height="100.00%" fo:text-align="center" fo:margin-left="5.40pt" fo:text-indent="-5.40pt">
        <style:tab-stops>
          <style:tab-stop style:position="445.40pt"/>
        </style:tab-stops>
      </style:paragraph-properties>
    </style:style>
    <style:style style:name="P14" style:family="paragraph">
      <style:paragraph-properties fo:line-height="100.00%" fo:text-align="center" fo:margin-left="5.40pt" fo:text-indent="-5.40pt">
        <style:tab-stops>
          <style:tab-stop style:position="445.40pt"/>
        </style:tab-stops>
      </style:paragraph-properties>
    </style:style>
    <style:style style:name="P15" style:family="paragraph">
      <style:paragraph-properties fo:line-height="100.00%" fo:text-align="center"/>
    </style:style>
    <style:style style:name="P16" style:family="paragraph">
      <style:paragraph-properties fo:line-height="100.00%" fo:text-align="center" fo:margin-left="5.40pt" fo:text-indent="-5.40pt">
        <style:tab-stops>
          <style:tab-stop style:position="445.40pt"/>
        </style:tab-stops>
      </style:paragraph-properties>
    </style:style>
    <style:style style:name="P17" style:family="paragraph">
      <style:paragraph-properties fo:line-height="100.00%" fo:text-align="center" fo:margin-left="5.40pt" fo:text-indent="-5.40pt">
        <style:tab-stops>
          <style:tab-stop style:position="445.40pt"/>
        </style:tab-stops>
      </style:paragraph-properties>
    </style:style>
    <style:style style:name="P18" style:family="paragraph">
      <style:paragraph-properties fo:line-height="100.00%" fo:text-align="center"/>
    </style:style>
    <style:style style:name="P19" style:family="paragraph">
      <style:paragraph-properties fo:line-height="100.00%" fo:text-align="center" fo:margin-left="5.40pt" fo:text-indent="-5.40pt">
        <style:tab-stops>
          <style:tab-stop style:position="445.40pt"/>
        </style:tab-stops>
      </style:paragraph-properties>
    </style:style>
    <style:style style:name="P20" style:family="paragraph">
      <style:paragraph-properties fo:line-height="100.00%" fo:text-align="left" fo:margin-left="5.40pt" fo:text-indent="-5.40pt">
        <style:tab-stops>
          <style:tab-stop style:position="445.40pt"/>
        </style:tab-stops>
      </style:paragraph-properties>
    </style:style>
    <style:style style:name="P21" style:family="paragraph">
      <style:paragraph-properties fo:line-height="100.00%" fo:text-align="center"/>
    </style:style>
    <style:style style:name="P22" style:family="paragraph">
      <style:paragraph-properties fo:line-height="100.00%" fo:text-align="left" fo:margin-left="5.40pt" fo:text-indent="-5.40pt">
        <style:tab-stops>
          <style:tab-stop style:position="445.40pt"/>
        </style:tab-stops>
      </style:paragraph-properties>
    </style:style>
    <style:style style:name="P23" style:family="paragraph">
      <style:paragraph-properties fo:line-height="100.00%" fo:text-align="center" fo:margin-bottom="8.00pt"/>
    </style:style>
    <style:style style:name="P24" style:family="paragraph">
      <style:paragraph-properties fo:line-height="100.00%" fo:text-align="left" fo:margin-bottom="8.00pt"/>
    </style:style>
    <style:style style:name="P25" style:family="paragraph">
      <style:paragraph-properties fo:line-height="100.00%" fo:text-align="left" fo:margin-left="5.40pt" fo:text-indent="-5.40pt">
        <style:tab-stops>
          <style:tab-stop style:position="32.75pt"/>
          <style:tab-stop style:position="26671.60pt" style:leader-style="dash" style:leader-text="-"/>
          <style:tab-stop style:position="421116.25pt" style:type="right"/>
          <style:tab-stop style:position="-5.40pt"/>
          <style:tab-stop style:position="44.45pt"/>
        </style:tab-stops>
      </style:paragraph-properties>
    </style:style>
    <style:style style:name="P26" style:family="paragraph">
      <style:paragraph-properties fo:line-height="100.00%" fo:text-align="center"/>
    </style:style>
    <style:style style:name="P27" style:family="paragraph">
      <style:paragraph-properties fo:line-height="100.00%" fo:text-align="left" fo:margin-left="5.40pt" fo:text-indent="-5.40pt">
        <style:tab-stops>
          <style:tab-stop style:position="32.75pt"/>
          <style:tab-stop style:position="26671.60pt" style:leader-style="dash" style:leader-text="-"/>
          <style:tab-stop style:position="421116.25pt" style:type="right"/>
          <style:tab-stop style:position="-5.40pt"/>
          <style:tab-stop style:position="44.45pt"/>
        </style:tab-stops>
      </style:paragraph-properties>
    </style:style>
    <style:style style:name="P28" style:family="paragraph">
      <style:paragraph-properties fo:line-height="100.00%" fo:text-align="left" fo:margin-left="5.40pt" fo:text-indent="-5.40pt">
        <style:tab-stops>
          <style:tab-stop style:position="32.75pt"/>
          <style:tab-stop style:position="26671.60pt" style:leader-style="dash" style:leader-text="-"/>
          <style:tab-stop style:position="421116.25pt" style:type="right"/>
          <style:tab-stop style:position="20.20pt"/>
          <style:tab-stop style:position="44.45pt"/>
        </style:tab-stops>
      </style:paragraph-properties>
    </style:style>
    <style:style style:name="P29" style:family="paragraph">
      <style:paragraph-properties fo:line-height="100.00%" fo:text-align="center"/>
    </style:style>
    <style:style style:name="P30" style:family="paragraph">
      <style:paragraph-properties fo:line-height="100.00%" fo:text-align="left" fo:margin-left="5.40pt" fo:text-indent="-5.40pt">
        <style:tab-stops>
          <style:tab-stop style:position="32.75pt"/>
          <style:tab-stop style:position="26671.60pt" style:leader-style="dash" style:leader-text="-"/>
          <style:tab-stop style:position="421116.25pt" style:type="right"/>
          <style:tab-stop style:position="20.20pt"/>
          <style:tab-stop style:position="44.45pt"/>
        </style:tab-stops>
      </style:paragraph-properties>
    </style:style>
    <style:style style:name="P31" style:family="paragraph">
      <style:paragraph-properties fo:line-height="100.00%" fo:text-align="left" fo:margin-left="5.40pt" fo:text-indent="-5.40pt">
        <style:tab-stops>
          <style:tab-stop style:position="32.75pt"/>
          <style:tab-stop style:position="26671.60pt" style:leader-style="dash" style:leader-text="-"/>
          <style:tab-stop style:position="421116.25pt" style:type="right"/>
          <style:tab-stop style:position="20.20pt"/>
          <style:tab-stop style:position="44.45pt"/>
        </style:tab-stops>
      </style:paragraph-properties>
    </style:style>
    <style:style style:name="P32" style:family="paragraph">
      <style:paragraph-properties fo:line-height="100.00%" fo:text-align="center"/>
    </style:style>
    <style:style style:name="P33" style:family="paragraph">
      <style:paragraph-properties fo:line-height="100.00%" fo:text-align="left" fo:margin-left="5.40pt" fo:text-indent="-5.40pt">
        <style:tab-stops>
          <style:tab-stop style:position="32.75pt"/>
          <style:tab-stop style:position="26671.60pt" style:leader-style="dash" style:leader-text="-"/>
          <style:tab-stop style:position="421116.25pt" style:type="right"/>
          <style:tab-stop style:position="20.20pt"/>
          <style:tab-stop style:position="44.45pt"/>
        </style:tab-stops>
      </style:paragraph-properties>
    </style:style>
    <style:style style:name="P34" style:family="paragraph">
      <style:paragraph-properties fo:line-height="100.00%" fo:text-align="left" fo:margin-left="5.40pt" fo:text-indent="-5.40pt">
        <style:tab-stops>
          <style:tab-stop style:position="32.75pt"/>
          <style:tab-stop style:position="26671.60pt" style:leader-style="dash" style:leader-text="-"/>
          <style:tab-stop style:position="421116.25pt" style:type="right"/>
          <style:tab-stop style:position="20.20pt"/>
          <style:tab-stop style:position="44.45pt"/>
        </style:tab-stops>
      </style:paragraph-properties>
    </style:style>
    <style:style style:name="P35" style:family="paragraph">
      <style:paragraph-properties fo:line-height="100.00%" fo:text-align="center"/>
    </style:style>
    <style:style style:name="P36" style:family="paragraph">
      <style:paragraph-properties fo:line-height="100.00%" fo:text-align="left" fo:margin-left="5.40pt" fo:text-indent="-5.40pt">
        <style:tab-stops>
          <style:tab-stop style:position="32.75pt"/>
          <style:tab-stop style:position="26671.60pt" style:leader-style="dash" style:leader-text="-"/>
          <style:tab-stop style:position="421116.25pt" style:type="right"/>
          <style:tab-stop style:position="20.20pt"/>
          <style:tab-stop style:position="44.45pt"/>
        </style:tab-stops>
      </style:paragraph-properties>
    </style:style>
    <style:style style:name="P37" style:family="paragraph">
      <style:paragraph-properties fo:line-height="100.00%" fo:text-align="left" fo:margin-left="5.40pt" fo:text-indent="-5.40pt">
        <style:tab-stops>
          <style:tab-stop style:position="32.75pt"/>
          <style:tab-stop style:position="26671.60pt" style:leader-style="dash" style:leader-text="-"/>
          <style:tab-stop style:position="421116.25pt" style:type="right"/>
          <style:tab-stop style:position="20.20pt"/>
          <style:tab-stop style:position="44.45pt"/>
        </style:tab-stops>
      </style:paragraph-properties>
    </style:style>
    <style:style style:name="P38" style:family="paragraph">
      <style:paragraph-properties fo:line-height="100.00%" fo:text-align="center"/>
    </style:style>
    <style:style style:name="P39" style:family="paragraph">
      <style:paragraph-properties fo:line-height="100.00%" fo:text-align="left" fo:margin-left="5.40pt" fo:text-indent="-5.40pt">
        <style:tab-stops>
          <style:tab-stop style:position="32.75pt"/>
          <style:tab-stop style:position="26671.60pt" style:leader-style="dash" style:leader-text="-"/>
          <style:tab-stop style:position="421116.25pt" style:type="right"/>
          <style:tab-stop style:position="20.20pt"/>
          <style:tab-stop style:position="44.45pt"/>
        </style:tab-stops>
      </style:paragraph-properties>
    </style:style>
    <style:style style:name="P40" style:family="paragraph">
      <style:paragraph-properties fo:line-height="100.00%" fo:text-align="left" fo:margin-left="5.40pt" fo:text-indent="-5.40pt">
        <style:tab-stops>
          <style:tab-stop style:position="32.75pt"/>
          <style:tab-stop style:position="26671.60pt" style:leader-style="dash" style:leader-text="-"/>
          <style:tab-stop style:position="421116.25pt" style:type="right"/>
          <style:tab-stop style:position="20.20pt"/>
          <style:tab-stop style:position="44.45pt"/>
        </style:tab-stops>
      </style:paragraph-properties>
    </style:style>
    <style:style style:name="P41" style:family="paragraph">
      <style:paragraph-properties fo:line-height="100.00%" fo:text-align="center"/>
    </style:style>
    <style:style style:name="P42" style:family="paragraph">
      <style:paragraph-properties fo:line-height="100.00%" fo:text-align="left" fo:margin-left="5.40pt" fo:text-indent="-5.40pt">
        <style:tab-stops>
          <style:tab-stop style:position="32.75pt"/>
          <style:tab-stop style:position="26671.60pt" style:leader-style="dash" style:leader-text="-"/>
          <style:tab-stop style:position="421116.25pt" style:type="right"/>
          <style:tab-stop style:position="20.20pt"/>
          <style:tab-stop style:position="44.45pt"/>
        </style:tab-stops>
      </style:paragraph-properties>
    </style:style>
    <style:style style:name="P43" style:family="paragraph">
      <style:paragraph-properties fo:line-height="100.00%" fo:text-align="left" fo:margin-left="5.40pt" fo:text-indent="-5.40pt">
        <style:tab-stops>
          <style:tab-stop style:position="32.75pt"/>
          <style:tab-stop style:position="26671.60pt" style:leader-style="dash" style:leader-text="-"/>
          <style:tab-stop style:position="421116.25pt" style:type="right"/>
          <style:tab-stop style:position="20.20pt"/>
          <style:tab-stop style:position="44.45pt"/>
        </style:tab-stops>
      </style:paragraph-properties>
    </style:style>
    <style:style style:name="P44" style:family="paragraph">
      <style:paragraph-properties fo:line-height="100.00%" fo:text-align="center"/>
    </style:style>
    <style:style style:name="P45" style:family="paragraph">
      <style:paragraph-properties fo:line-height="100.00%" fo:text-align="left" fo:margin-left="5.40pt" fo:text-indent="-5.40pt">
        <style:tab-stops>
          <style:tab-stop style:position="32.75pt"/>
          <style:tab-stop style:position="26671.60pt" style:leader-style="dash" style:leader-text="-"/>
          <style:tab-stop style:position="421116.25pt" style:type="right"/>
          <style:tab-stop style:position="20.20pt"/>
          <style:tab-stop style:position="44.45pt"/>
        </style:tab-stops>
      </style:paragraph-properties>
    </style:style>
    <style:style style:name="P46" style:family="paragraph">
      <style:paragraph-properties fo:line-height="100.00%" fo:text-align="left" fo:margin-left="5.40pt" fo:text-indent="-5.40pt">
        <style:tab-stops>
          <style:tab-stop style:position="32.75pt"/>
          <style:tab-stop style:position="26671.60pt" style:leader-style="dash" style:leader-text="-"/>
          <style:tab-stop style:position="421116.25pt" style:type="right"/>
          <style:tab-stop style:position="20.20pt"/>
          <style:tab-stop style:position="44.45pt"/>
        </style:tab-stops>
      </style:paragraph-properties>
    </style:style>
    <style:style style:name="P47" style:family="paragraph">
      <style:paragraph-properties fo:line-height="100.00%" fo:text-align="center"/>
    </style:style>
    <style:style style:name="P48" style:family="paragraph">
      <style:paragraph-properties fo:line-height="100.00%" fo:text-align="left" fo:margin-left="5.40pt" fo:text-indent="-5.40pt">
        <style:tab-stops>
          <style:tab-stop style:position="32.75pt"/>
          <style:tab-stop style:position="26671.60pt" style:leader-style="dash" style:leader-text="-"/>
          <style:tab-stop style:position="421116.25pt" style:type="right"/>
          <style:tab-stop style:position="20.20pt"/>
          <style:tab-stop style:position="44.45pt"/>
        </style:tab-stops>
      </style:paragraph-properties>
    </style:style>
    <style:style style:name="P49" style:family="paragraph">
      <style:paragraph-properties fo:line-height="100.00%" fo:text-align="center" fo:margin-bottom="8.00pt"/>
    </style:style>
    <style:style style:name="P50" style:family="paragraph">
      <style:paragraph-properties fo:line-height="100.00%" fo:text-align="left" fo:margin-bottom="8.00pt"/>
    </style:style>
    <style:style style:name="P51" style:family="paragraph">
      <style:paragraph-properties fo:line-height="100.00%" fo:text-align="left" fo:margin-bottom="8.00pt"/>
    </style:style>
    <style:style style:name="P52" style:family="paragraph">
      <style:paragraph-properties fo:line-height="100.00%" fo:text-align="left" fo:margin-bottom="8.00pt"/>
    </style:style>
    <style:style style:name="P53" style:family="paragraph">
      <style:paragraph-properties fo:line-height="100.00%" fo:text-align="center" fo:margin-bottom="8.00pt"/>
    </style:style>
    <style:style style:name="P54" style:family="paragraph">
      <style:paragraph-properties fo:line-height="100.00%" fo:text-align="left" fo:margin-bottom="8.00pt"/>
    </style:style>
    <style:style style:name="P55" style:family="paragraph">
      <style:paragraph-properties fo:line-height="100.00%" fo:text-align="left" fo:margin-bottom="8.00pt">
        <style:tab-stops>
          <style:tab-stop style:position="251.25pt"/>
        </style:tab-stops>
      </style:paragraph-properties>
    </style:style>
    <style:style style:name="P56" style:family="paragraph">
      <style:paragraph-properties fo:line-height="100.00%" fo:text-align="left" fo:margin-bottom="8.00pt"/>
    </style:style>
    <style:style style:name="P57" style:family="paragraph">
      <style:paragraph-properties fo:line-height="100.00%" fo:text-align="left" fo:margin-bottom="8.00pt">
        <style:tab-stops>
          <style:tab-stop style:position="291.00pt"/>
        </style:tab-stops>
      </style:paragraph-properties>
    </style:style>
    <style:style style:name="P58" style:family="paragraph">
      <style:paragraph-properties fo:line-height="100.00%" fo:text-align="left" fo:margin-bottom="8.00pt">
        <style:tab-stops>
          <style:tab-stop style:position="291.00pt"/>
        </style:tab-stops>
      </style:paragraph-properties>
    </style:style>
    <style:style style:name="P59" style:family="paragraph">
      <style:paragraph-properties fo:line-height="100.00%" fo:text-align="left" fo:margin-bottom="8.00pt"/>
    </style:style>
    <style:style style:name="TableColumn0100" style:family="table-column">
      <style:table-column-properties style:column-width="6.261111in"/>
    </style:style>
    <style:style style:name="Table01" style:family="table">
      <style:table-properties style:width="6.261111in" fo:margin-left="0.000000in" style:writing-mode="lr" table:align="center" style:may-break-between-rows="true"/>
    </style:style>
    <style:style style:name="TableRow0100" style:family="table-row">
      <style:table-row-properties/>
    </style:style>
    <style:style style:name="TableCell010000" style:family="table-cell">
      <style:table-cell-properties fo:border-top="0.000000in solid #000000" fo:border-left="0.000000in solid #000000" fo:border-right="0.000000in solid #000000" fo:border-bottom="0.000000in solid #000000" fo:padding-left="0.075000in" fo:padding-right="0.075000in" fo:vertical-align="top" fo:background-color="#ffffff"/>
    </style:style>
    <style:style style:name="TableRow0101" style:family="table-row">
      <style:table-row-properties/>
    </style:style>
    <style:style style:name="TableCell010100" style:family="table-cell">
      <style:table-cell-properties fo:border-top="0.000000in solid #000000" fo:border-left="0.000000in solid #000000" fo:border-right="0.000000in solid #000000" fo:border-bottom="0.000000in solid #000000" fo:padding-left="0.075000in" fo:padding-right="0.075000in" fo:vertical-align="top" fo:background-color="#ffffff"/>
    </style:style>
    <style:style style:name="TableRow0102" style:family="table-row">
      <style:table-row-properties/>
    </style:style>
    <style:style style:name="TableCell010200" style:family="table-cell">
      <style:table-cell-properties fo:border-top="0.000000in solid #000000" fo:border-left="0.000000in solid #000000" fo:border-right="0.000000in solid #000000" fo:border-bottom="0.000000in solid #000000" fo:padding-left="0.075000in" fo:padding-right="0.075000in" fo:vertical-align="top" fo:background-color="#ffffff"/>
    </style:style>
    <style:style style:name="TableRow0103" style:family="table-row">
      <style:table-row-properties/>
    </style:style>
    <style:style style:name="TableCell010300" style:family="table-cell">
      <style:table-cell-properties fo:border-top="0.000000in solid #000000" fo:border-left="0.000000in solid #000000" fo:border-right="0.000000in solid #000000" fo:border-bottom="0.000000in solid #000000" fo:padding-left="0.075000in" fo:padding-right="0.075000in" fo:vertical-align="top" fo:background-color="#ffffff"/>
    </style:style>
    <style:style style:name="TableRow0104" style:family="table-row">
      <style:table-row-properties/>
    </style:style>
    <style:style style:name="TableCell010400" style:family="table-cell">
      <style:table-cell-properties fo:border-top="0.000000in solid #000000" fo:border-left="0.000000in solid #000000" fo:border-right="0.000000in solid #000000" fo:border-bottom="0.000000in solid #000000" fo:padding-left="0.075000in" fo:padding-right="0.075000in" fo:vertical-align="top" fo:background-color="#ffffff"/>
    </style:style>
    <style:style style:name="TableRow0105" style:family="table-row">
      <style:table-row-properties style:min-row-height="0.208333in"/>
    </style:style>
    <style:style style:name="TableCell010500" style:family="table-cell">
      <style:table-cell-properties fo:border-top="0.000000in solid #000000" fo:border-left="0.000000in solid #000000" fo:border-right="0.000000in solid #000000" fo:border-bottom="0.000000in solid #000000" fo:padding-left="0.075000in" fo:padding-right="0.075000in" fo:vertical-align="top" fo:background-color="#ffffff"/>
    </style:style>
    <style:style style:name="TableRow0106" style:family="table-row">
      <style:table-row-properties style:min-row-height="0.177083in"/>
    </style:style>
    <style:style style:name="TableCell010600" style:family="table-cell">
      <style:table-cell-properties fo:border-top="0.000000in solid #000000" fo:border-left="0.000000in solid #000000" fo:border-right="0.000000in solid #000000" fo:border-bottom="0.000000in solid #000000" fo:padding-left="0.075000in" fo:padding-right="0.075000in" fo:vertical-align="top" fo:background-color="#ffffff"/>
    </style:style>
    <style:style style:name="TableRow0107" style:family="table-row">
      <style:table-row-properties style:min-row-height="0.138889in"/>
    </style:style>
    <style:style style:name="TableCell010700" style:family="table-cell">
      <style:table-cell-properties fo:border-top="0.000000in solid #000000" fo:border-left="0.000000in solid #000000" fo:border-right="0.000000in solid #000000" fo:border-bottom="0.000000in solid #000000" fo:padding-left="0.075000in" fo:padding-right="0.075000in" fo:vertical-align="top" fo:background-color="#ffffff"/>
    </style:style>
    <style:style style:name="TableColumn0200" style:family="table-column">
      <style:table-column-properties style:column-width="0.529861in"/>
    </style:style>
    <style:style style:name="TableColumn0201" style:family="table-column">
      <style:table-column-properties style:column-width="0.692361in"/>
    </style:style>
    <style:style style:name="TableColumn0202" style:family="table-column">
      <style:table-column-properties style:column-width="2.917361in"/>
    </style:style>
    <style:style style:name="TableColumn0203" style:family="table-column">
      <style:table-column-properties style:column-width="0.886111in"/>
    </style:style>
    <style:style style:name="TableColumn0204" style:family="table-column">
      <style:table-column-properties style:column-width="1.197222in"/>
    </style:style>
    <style:style style:name="Table02" style:family="table">
      <style:table-properties style:width="6.222917in" fo:margin-left="0.000000in" style:writing-mode="lr" table:align="left" style:may-break-between-rows="true"/>
    </style:style>
    <style:style style:name="TableRow0200" style:family="table-row">
      <style:table-row-properties style:min-row-height="0.385417in"/>
    </style:style>
    <style:style style:name="TableCell020000" style:family="table-cell">
      <style:table-cell-properties fo:border-top="0.025000in solid #000000" fo:border-left="0.025000in solid #000000" fo:border-right="0.005556in solid #000000" fo:border-bottom="0.025000in solid #000000" fo:padding-left="0.075000in" fo:padding-right="0.075000in" fo:vertical-align="top" fo:background-color="#ffffff"/>
    </style:style>
    <style:style style:name="TableCell020001" style:family="table-cell">
      <style:table-cell-properties fo:border-top="0.025000in solid #000000" fo:border-left="0.005556in solid #000000" fo:border-right="0.005556in solid #000000" fo:border-bottom="0.025000in solid #000000" fo:padding-left="0.075000in" fo:padding-right="0.075000in" fo:vertical-align="top" fo:background-color="#ffffff"/>
    </style:style>
    <style:style style:name="TableCell020002" style:family="table-cell">
      <style:table-cell-properties fo:border-top="0.025000in solid #000000" fo:border-left="0.005556in solid #000000" fo:border-right="0.005556in solid #000000" fo:border-bottom="0.025000in solid #000000" fo:padding-left="0.075000in" fo:padding-right="0.075000in" fo:vertical-align="top" fo:background-color="#ffffff"/>
    </style:style>
    <style:style style:name="TableCell020003" style:family="table-cell">
      <style:table-cell-properties fo:border-top="0.025000in solid #000000" fo:border-left="0.005556in solid #000000" fo:border-right="0.005556in solid #000000" fo:border-bottom="0.025000in solid #000000" fo:padding-left="0.075000in" fo:padding-right="0.075000in" fo:vertical-align="top" fo:background-color="#ffffff"/>
    </style:style>
    <style:style style:name="TableCell020004" style:family="table-cell">
      <style:table-cell-properties fo:border-top="0.025000in solid #000000" fo:border-left="0.005556in solid #000000" fo:border-right="0.025000in solid #000000" fo:border-bottom="0.025000in solid #000000" fo:padding-left="0.075000in" fo:padding-right="0.075000in" fo:vertical-align="top" fo:background-color="#ffffff"/>
    </style:style>
    <style:style style:name="TableRow0201" style:family="table-row">
      <style:table-row-properties style:min-row-height="0.302083in"/>
    </style:style>
    <style:style style:name="TableCell020100" style:family="table-cell">
      <style:table-cell-properties fo:border-top="0.025000in solid #000000" fo:border-left="0.025000in solid #000000" fo:border-right="0.005556in solid #000000" fo:border-bottom="0.025000in solid #000000" fo:padding-left="0.075000in" fo:padding-right="0.075000in" fo:vertical-align="top" fo:background-color="#ffffff"/>
    </style:style>
    <style:style style:name="TableCell020101" style:family="table-cell">
      <style:table-cell-properties fo:border-top="0.025000in solid #000000" fo:border-left="0.005556in solid #000000" fo:border-right="0.005556in solid #000000" fo:border-bottom="0.025000in solid #000000" fo:padding-left="0.075000in" fo:padding-right="0.075000in" fo:vertical-align="top" fo:background-color="#ffffff"/>
    </style:style>
    <style:style style:name="TableCell020102" style:family="table-cell">
      <style:table-cell-properties fo:border-top="0.025000in solid #000000" fo:border-left="0.005556in solid #000000" fo:border-right="0.005556in solid #000000" fo:border-bottom="0.025000in solid #000000" fo:padding-left="0.075000in" fo:padding-right="0.075000in" fo:vertical-align="top" fo:background-color="#ffffff"/>
    </style:style>
    <style:style style:name="TableCell020103" style:family="table-cell">
      <style:table-cell-properties fo:border-top="0.025000in solid #000000" fo:border-left="0.005556in solid #000000" fo:border-right="0.005556in solid #000000" fo:border-bottom="0.025000in solid #000000" fo:padding-left="0.075000in" fo:padding-right="0.075000in" fo:vertical-align="top" fo:background-color="#ffffff"/>
    </style:style>
    <style:style style:name="TableCell020104" style:family="table-cell">
      <style:table-cell-properties fo:border-top="0.025000in solid #000000" fo:border-left="0.005556in solid #000000" fo:border-right="0.025000in solid #000000" fo:border-bottom="0.025000in solid #000000" fo:padding-left="0.075000in" fo:padding-right="0.075000in" fo:vertical-align="top" fo:background-color="#ffffff"/>
    </style:style>
    <style:style style:name="TableRow0202" style:family="table-row">
      <style:table-row-properties style:min-row-height="0.625000in"/>
    </style:style>
    <style:style style:name="TableCell020200" style:family="table-cell">
      <style:table-cell-properties fo:border-top="0.025000in solid #000000" fo:border-left="0.025000in solid #000000" fo:border-right="0.005556in solid #000000" fo:border-bottom="0.025000in solid #000000" fo:padding-left="0.075000in" fo:padding-right="0.075000in" fo:vertical-align="top" fo:background-color="#ffffff"/>
    </style:style>
    <style:style style:name="TableCell020201" style:family="table-cell">
      <style:table-cell-properties fo:border-top="0.025000in solid #000000" fo:border-left="0.005556in solid #000000" fo:border-right="0.005556in solid #000000" fo:border-bottom="0.025000in solid #000000" fo:padding-left="0.075000in" fo:padding-right="0.075000in" fo:vertical-align="top" fo:background-color="#ffffff"/>
    </style:style>
    <style:style style:name="TableCell020202" style:family="table-cell">
      <style:table-cell-properties fo:border-top="0.025000in solid #000000" fo:border-left="0.005556in solid #000000" fo:border-right="0.005556in solid #000000" fo:border-bottom="0.025000in solid #000000" fo:padding-left="0.075000in" fo:padding-right="0.075000in" fo:vertical-align="top" fo:background-color="#ffffff"/>
    </style:style>
    <style:style style:name="TableCell020203" style:family="table-cell">
      <style:table-cell-properties fo:border-top="0.025000in solid #000000" fo:border-left="0.005556in solid #000000" fo:border-right="0.005556in solid #000000" fo:border-bottom="0.025000in solid #000000" fo:padding-left="0.075000in" fo:padding-right="0.075000in" fo:vertical-align="top" fo:background-color="#ffffff"/>
    </style:style>
    <style:style style:name="TableCell020204" style:family="table-cell">
      <style:table-cell-properties fo:border-top="0.025000in solid #000000" fo:border-left="0.005556in solid #000000" fo:border-right="0.025000in solid #000000" fo:border-bottom="0.025000in solid #000000" fo:padding-left="0.075000in" fo:padding-right="0.075000in" fo:vertical-align="top" fo:background-color="#ffffff"/>
    </style:style>
    <style:style style:name="TableRow0203" style:family="table-row">
      <style:table-row-properties style:min-row-height="0.604167in"/>
    </style:style>
    <style:style style:name="TableCell020300" style:family="table-cell">
      <style:table-cell-properties fo:border-top="0.025000in solid #000000" fo:border-left="0.025000in solid #000000" fo:border-right="0.005556in solid #000000" fo:border-bottom="0.025000in solid #000000" fo:padding-left="0.075000in" fo:padding-right="0.075000in" fo:vertical-align="top" fo:background-color="#ffffff"/>
    </style:style>
    <style:style style:name="TableCell020301" style:family="table-cell">
      <style:table-cell-properties fo:border-top="0.025000in solid #000000" fo:border-left="0.005556in solid #000000" fo:border-right="0.005556in solid #000000" fo:border-bottom="0.025000in solid #000000" fo:padding-left="0.075000in" fo:padding-right="0.075000in" fo:vertical-align="top" fo:background-color="#ffffff"/>
    </style:style>
    <style:style style:name="TableCell020302" style:family="table-cell">
      <style:table-cell-properties fo:border-top="0.025000in solid #000000" fo:border-left="0.005556in solid #000000" fo:border-right="0.005556in solid #000000" fo:border-bottom="0.025000in solid #000000" fo:padding-left="0.075000in" fo:padding-right="0.075000in" fo:vertical-align="top" fo:background-color="#ffffff"/>
    </style:style>
    <style:style style:name="TableCell020303" style:family="table-cell">
      <style:table-cell-properties fo:border-top="0.025000in solid #000000" fo:border-left="0.005556in solid #000000" fo:border-right="0.005556in solid #000000" fo:border-bottom="0.025000in solid #000000" fo:padding-left="0.075000in" fo:padding-right="0.075000in" fo:vertical-align="top" fo:background-color="#ffffff"/>
    </style:style>
    <style:style style:name="TableCell020304" style:family="table-cell">
      <style:table-cell-properties fo:border-top="0.025000in solid #000000" fo:border-left="0.005556in solid #000000" fo:border-right="0.025000in solid #000000" fo:border-bottom="0.025000in solid #000000" fo:padding-left="0.075000in" fo:padding-right="0.075000in" fo:vertical-align="top" fo:background-color="#ffffff"/>
    </style:style>
    <style:style style:name="TableRow0204" style:family="table-row">
      <style:table-row-properties style:min-row-height="0.395833in"/>
    </style:style>
    <style:style style:name="TableCell020400" style:family="table-cell">
      <style:table-cell-properties fo:border-top="0.025000in solid #000000" fo:border-left="0.025000in solid #000000" fo:border-right="0.005556in solid #000000" fo:border-bottom="0.025000in solid #000000" fo:padding-left="0.075000in" fo:padding-right="0.075000in" fo:vertical-align="top" fo:background-color="#ffffff"/>
    </style:style>
    <style:style style:name="TableCell020401" style:family="table-cell">
      <style:table-cell-properties fo:border-top="0.025000in solid #000000" fo:border-left="0.005556in solid #000000" fo:border-right="0.005556in solid #000000" fo:border-bottom="0.025000in solid #000000" fo:padding-left="0.075000in" fo:padding-right="0.075000in" fo:vertical-align="top" fo:background-color="#ffffff"/>
    </style:style>
    <style:style style:name="TableCell020402" style:family="table-cell">
      <style:table-cell-properties fo:border-top="0.025000in solid #000000" fo:border-left="0.005556in solid #000000" fo:border-right="0.005556in solid #000000" fo:border-bottom="0.025000in solid #000000" fo:padding-left="0.075000in" fo:padding-right="0.075000in" fo:vertical-align="top" fo:background-color="#ffffff"/>
    </style:style>
    <style:style style:name="TableCell020403" style:family="table-cell">
      <style:table-cell-properties fo:border-top="0.025000in solid #000000" fo:border-left="0.005556in solid #000000" fo:border-right="0.005556in solid #000000" fo:border-bottom="0.025000in solid #000000" fo:padding-left="0.075000in" fo:padding-right="0.075000in" fo:vertical-align="top" fo:background-color="#ffffff"/>
    </style:style>
    <style:style style:name="TableCell020404" style:family="table-cell">
      <style:table-cell-properties fo:border-top="0.025000in solid #000000" fo:border-left="0.005556in solid #000000" fo:border-right="0.025000in solid #000000" fo:border-bottom="0.025000in solid #000000" fo:padding-left="0.075000in" fo:padding-right="0.075000in" fo:vertical-align="top" fo:background-color="#ffffff"/>
    </style:style>
    <style:style style:name="TableRow0205" style:family="table-row">
      <style:table-row-properties style:min-row-height="0.260417in"/>
    </style:style>
    <style:style style:name="TableCell020500" style:family="table-cell">
      <style:table-cell-properties fo:border-top="0.025000in solid #000000" fo:border-left="0.025000in solid #000000" fo:border-right="0.005556in solid #000000" fo:border-bottom="0.025000in solid #000000" fo:padding-left="0.075000in" fo:padding-right="0.075000in" fo:vertical-align="top" fo:background-color="#ffffff"/>
    </style:style>
    <style:style style:name="TableCell020501" style:family="table-cell">
      <style:table-cell-properties fo:border-top="0.025000in solid #000000" fo:border-left="0.005556in solid #000000" fo:border-right="0.005556in solid #000000" fo:border-bottom="0.025000in solid #000000" fo:padding-left="0.075000in" fo:padding-right="0.075000in" fo:vertical-align="top" fo:background-color="#ffffff"/>
    </style:style>
    <style:style style:name="TableCell020502" style:family="table-cell">
      <style:table-cell-properties fo:border-top="0.025000in solid #000000" fo:border-left="0.005556in solid #000000" fo:border-right="0.005556in solid #000000" fo:border-bottom="0.025000in solid #000000" fo:padding-left="0.075000in" fo:padding-right="0.075000in" fo:vertical-align="top" fo:background-color="#ffffff"/>
    </style:style>
    <style:style style:name="TableCell020503" style:family="table-cell">
      <style:table-cell-properties fo:border-top="0.025000in solid #000000" fo:border-left="0.005556in solid #000000" fo:border-right="0.005556in solid #000000" fo:border-bottom="0.025000in solid #000000" fo:padding-left="0.075000in" fo:padding-right="0.075000in" fo:vertical-align="top" fo:background-color="#ffffff"/>
    </style:style>
    <style:style style:name="TableCell020504" style:family="table-cell">
      <style:table-cell-properties fo:border-top="0.025000in solid #000000" fo:border-left="0.005556in solid #000000" fo:border-right="0.025000in solid #000000" fo:border-bottom="0.025000in solid #000000" fo:padding-left="0.075000in" fo:padding-right="0.075000in" fo:vertical-align="top" fo:background-color="#ffffff"/>
    </style:style>
    <style:style style:name="TableRow0206" style:family="table-row">
      <style:table-row-properties style:min-row-height="0.625000in"/>
    </style:style>
    <style:style style:name="TableCell020600" style:family="table-cell">
      <style:table-cell-properties fo:border-top="0.025000in solid #000000" fo:border-left="0.025000in solid #000000" fo:border-right="0.005556in solid #000000" fo:border-bottom="0.025000in solid #000000" fo:padding-left="0.075000in" fo:padding-right="0.075000in" fo:vertical-align="top" fo:background-color="#ffffff"/>
    </style:style>
    <style:style style:name="TableCell020601" style:family="table-cell">
      <style:table-cell-properties fo:border-top="0.025000in solid #000000" fo:border-left="0.005556in solid #000000" fo:border-right="0.005556in solid #000000" fo:border-bottom="0.025000in solid #000000" fo:padding-left="0.075000in" fo:padding-right="0.075000in" fo:vertical-align="top" fo:background-color="#ffffff"/>
    </style:style>
    <style:style style:name="TableCell020602" style:family="table-cell">
      <style:table-cell-properties fo:border-top="0.025000in solid #000000" fo:border-left="0.005556in solid #000000" fo:border-right="0.005556in solid #000000" fo:border-bottom="0.025000in solid #000000" fo:padding-left="0.075000in" fo:padding-right="0.075000in" fo:vertical-align="top" fo:background-color="#ffffff"/>
    </style:style>
    <style:style style:name="TableCell020603" style:family="table-cell">
      <style:table-cell-properties fo:border-top="0.025000in solid #000000" fo:border-left="0.005556in solid #000000" fo:border-right="0.005556in solid #000000" fo:border-bottom="0.025000in solid #000000" fo:padding-left="0.075000in" fo:padding-right="0.075000in" fo:vertical-align="top" fo:background-color="#ffffff"/>
    </style:style>
    <style:style style:name="TableCell020604" style:family="table-cell">
      <style:table-cell-properties fo:border-top="0.025000in solid #000000" fo:border-left="0.005556in solid #000000" fo:border-right="0.025000in solid #000000" fo:border-bottom="0.025000in solid #000000" fo:padding-left="0.075000in" fo:padding-right="0.075000in" fo:vertical-align="top" fo:background-color="#ffffff"/>
    </style:style>
    <style:style style:name="TableRow0207" style:family="table-row">
      <style:table-row-properties/>
    </style:style>
    <style:style style:name="TableCell020700" style:family="table-cell">
      <style:table-cell-properties fo:border-top="0.025000in solid #000000" fo:border-left="0.025000in solid #000000" fo:border-right="0.005556in solid #000000" fo:border-bottom="0.025000in solid #000000" fo:padding-left="0.075000in" fo:padding-right="0.075000in" fo:vertical-align="top" fo:background-color="#ffffff"/>
    </style:style>
    <style:style style:name="TableCell020701" style:family="table-cell">
      <style:table-cell-properties fo:border-top="0.025000in solid #000000" fo:border-left="0.005556in solid #000000" fo:border-right="0.005556in solid #000000" fo:border-bottom="0.025000in solid #000000" fo:padding-left="0.075000in" fo:padding-right="0.075000in" fo:vertical-align="top" fo:background-color="#ffffff"/>
    </style:style>
    <style:style style:name="TableCell020702" style:family="table-cell">
      <style:table-cell-properties fo:border-top="0.025000in solid #000000" fo:border-left="0.005556in solid #000000" fo:border-right="0.005556in solid #000000" fo:border-bottom="0.025000in solid #000000" fo:padding-left="0.075000in" fo:padding-right="0.075000in" fo:vertical-align="top" fo:background-color="#ffffff"/>
    </style:style>
    <style:style style:name="TableCell020703" style:family="table-cell">
      <style:table-cell-properties fo:border-top="0.025000in solid #000000" fo:border-left="0.005556in solid #000000" fo:border-right="0.005556in solid #000000" fo:border-bottom="0.025000in solid #000000" fo:padding-left="0.075000in" fo:padding-right="0.075000in" fo:vertical-align="top" fo:background-color="#ffffff"/>
    </style:style>
    <style:style style:name="TableCell020704" style:family="table-cell">
      <style:table-cell-properties fo:border-top="0.025000in solid #000000" fo:border-left="0.005556in solid #000000" fo:border-right="0.025000in solid #000000" fo:border-bottom="0.025000in solid #000000" fo:padding-left="0.075000in" fo:padding-right="0.075000in" fo:vertical-align="top" fo:background-color="#ffffff"/>
    </style:style>
  </office:automatic-styles>
  <office:body>
    <office:text>
      <text:p text:style-name="P1"><draw:frame text:anchor-type="as-char" svg:width="67.14mm" svg:height="24.29mm" style:rel-width="scale" style:rel-height="scale"><draw:object-ole xlink:href="OleObj1"/><draw:image xlink:href="ObjectReplacements/OleObj1"/></draw:frame><text:span text:style-name="T2"/></text:p>
      <table:table table:style-name="Table01">
        <table:table-column table:style-name="TableColumn0100"/>
        <table:table-row table:style-name="TableRow0100">
          <table:table-cell table:style-name="TableCell010000">
            <text:p text:style-name="P3"><text:span text:style-name="T4">Officers</text:span><text:span text:style-name="T5"/></text:p>
          </table:table-cell>
        </table:table-row>
        <table:table-row table:style-name="TableRow0101">
          <table:table-cell table:style-name="TableCell010100">
            <text:p text:style-name="P6"><text:span text:style-name="T6">Commadore: Liam Kelly</text:span><text:span text:style-name="T7"/></text:p>
          </table:table-cell>
        </table:table-row>
        <table:table-row table:style-name="TableRow0102">
          <table:table-cell table:style-name="TableCell010200">
            <text:p text:style-name="P8"><text:span text:style-name="T8">Hon. Secretary: Paul Killian</text:span><text:span text:style-name="T9"/></text:p>
          </table:table-cell>
        </table:table-row>
        <table:table-row table:style-name="TableRow0103">
          <table:table-cell table:style-name="TableCell010300">
            <text:p text:style-name="P10"><text:span text:style-name="T10">Hon. Treasurer: Peter Thompson</text:span><text:span text:style-name="T11"/></text:p>
          </table:table-cell>
        </table:table-row>
        <table:table-row table:style-name="TableRow0104">
          <table:table-cell table:style-name="TableCell010400">
            <text:p text:style-name="P12"><text:span text:style-name="T12">Sailing Captain: James Curren</text:span><text:span text:style-name="T13"/></text:p>
          </table:table-cell>
        </table:table-row>
        <table:table-row table:style-name="TableRow0105">
          <table:table-cell table:style-name="TableCell010500">
            <text:p text:style-name="P15"><text:span text:style-name="T14">Rear Commadore Sailing: John Patterson</text:span><text:span text:style-name="T15"/></text:p>
          </table:table-cell>
        </table:table-row>
        <table:table-row table:style-name="TableRow0106">
          <table:table-cell table:style-name="TableCell010600">
            <text:p text:style-name="P18"><text:span text:style-name="T16">Regatta Officer: Alan Bell</text:span><text:span text:style-name="T17"/></text:p>
          </table:table-cell>
        </table:table-row>
        <table:table-row table:style-name="TableRow0107">
          <table:table-cell table:style-name="TableCell010700">
            <text:p text:style-name="P21"><text:span text:style-name="T17"/></text:p>
          </table:table-cell>
        </table:table-row>
      </table:table>
      <text:p text:style-name="P23"><text:span text:style-name="T18">Regatta</text:span><text:span text:style-name="T19"/></text:p>
      <text:p text:style-name="P23"><text:span text:style-name="T19">Saturday 2nd August 2025</text:span></text:p>
      <text:p text:style-name="P23"><text:span text:style-name="T19">High Water: 20.20 hrs</text:span></text:p>
      <text:p text:style-name="P23"><text:span text:style-name="T19">Supplementary Sailing Instructions</text:span></text:p>
      <text:p text:style-name="P24"><text:span text:style-name="T20">The Organising Authority is East Down Yacht Club. These Supplementary Sailing Instructions (SSIs) are in addition to the Notice of Race (NoR) and General Sailing Instructions (GSIs), also available<text:s/></text:span><text:a xlink:href="http://www.strangfordloughregattas.co.uk/"><text:span text:style-name="T22">www.strangfordloughregattas.co.uk</text:span></text:a><text:span text:style-name="T23"><text:s/>. RRS 63.7 is changed so that in the event of a conflict between NoR or GSIs and these SSIs, the SSIs shall prevail.<text:s text:c="3"/></text:span></text:p>
      <text:p text:style-name="P24"><text:span text:style-name="T24"><text:tab/><text:s text:c="13"/></text:span></text:p>
      <table:table table:style-name="Table02">
        <table:table-column table:style-name="TableColumn0200"/>
        <table:table-column table:style-name="TableColumn0201"/>
        <table:table-column table:style-name="TableColumn0202"/>
        <table:table-column table:style-name="TableColumn0203"/>
        <table:table-column table:style-name="TableColumn0204"/>
        <table:table-row table:style-name="TableRow0200">
          <table:table-cell table:style-name="TableCell020000">
            <text:p text:style-name="P26"><text:span text:style-name="T26">Race</text:span><text:span text:style-name="T27"/></text:p>
          </table:table-cell>
          <table:table-cell table:style-name="TableCell020001">
            <text:p text:style-name="P26"><text:span text:style-name="T28">Start</text:span></text:p>
            <text:p text:style-name="P26"><text:span text:style-name="T28">Time</text:span><text:span text:style-name="T29"/></text:p>
          </table:table-cell>
          <table:table-cell table:style-name="TableCell020002">
            <text:p text:style-name="P26"><text:span text:style-name="T30">Class</text:span><text:span text:style-name="T31"/></text:p>
          </table:table-cell>
          <table:table-cell table:style-name="TableCell020003">
            <text:p text:style-name="P26"><text:span text:style-name="T32">Flag</text:span><text:span text:style-name="T33"/></text:p>
          </table:table-cell>
          <table:table-cell table:style-name="TableCell020004">
            <text:p text:style-name="P26"><text:span text:style-name="T34">Course</text:span><text:span text:style-name="T35"/></text:p>
          </table:table-cell>
        </table:table-row>
        <table:table-row table:style-name="TableRow0201">
          <table:table-cell table:style-name="TableCell020100">
            <text:p text:style-name="P29"><text:span text:style-name="T36">1</text:span><text:span text:style-name="T37"/></text:p>
          </table:table-cell>
          <table:table-cell table:style-name="TableCell020101">
            <text:p text:style-name="P29"><text:span text:style-name="T38">13:05</text:span><text:span text:style-name="T39"/></text:p>
          </table:table-cell>
          <table:table-cell table:style-name="TableCell020102">
            <text:p text:style-name="P29"><text:span text:style-name="T40">IRC / YTC1</text:span><text:span text:style-name="T41"/></text:p>
          </table:table-cell>
          <table:table-cell table:style-name="TableCell020103">
            <text:p text:style-name="P29"><text:span text:style-name="T42">Numeral 1/3</text:span><text:span text:style-name="T43"/></text:p>
          </table:table-cell>
          <table:table-cell table:style-name="TableCell020104">
            <text:p text:style-name="P29"><text:span text:style-name="T44">A</text:span><text:span text:style-name="T45"/></text:p>
          </table:table-cell>
        </table:table-row>
        <table:table-row table:style-name="TableRow0202">
          <table:table-cell table:style-name="TableCell020200">
            <text:p text:style-name="P32"><text:span text:style-name="T46">2</text:span></text:p>
            <text:p text:style-name="P32"><text:span text:style-name="T46">3</text:span></text:p>
            <text:p text:style-name="P32"><text:span text:style-name="T46">4</text:span><text:span text:style-name="T47"/></text:p>
          </table:table-cell>
          <table:table-cell table:style-name="TableCell020201">
            <text:p text:style-name="P32"><text:span text:style-name="T48">13:10</text:span></text:p>
            <text:p text:style-name="P32"><text:span text:style-name="T48">13:15</text:span></text:p>
            <text:p text:style-name="P32"><text:span text:style-name="T48">13:20</text:span><text:span text:style-name="T49"/></text:p>
          </table:table-cell>
          <table:table-cell table:style-name="TableCell020202">
            <text:p text:style-name="P32"><text:span text:style-name="T50">Impala</text:span></text:p>
            <text:p text:style-name="P32"><text:span text:style-name="T50">Flying Fifteen</text:span></text:p>
            <text:p text:style-name="P32"><text:span text:style-name="T50">Cruiser YTC1RS</text:span><text:span text:style-name="T51"/></text:p>
          </table:table-cell>
          <table:table-cell table:style-name="TableCell020203">
            <text:p text:style-name="P32"><text:span text:style-name="T52">Numeral 7</text:span></text:p>
            <text:p text:style-name="P32"><text:span text:style-name="T52">A</text:span></text:p>
            <text:p text:style-name="P32"><text:span text:style-name="T52">Numeral 4</text:span><text:span text:style-name="T53"/></text:p>
          </table:table-cell>
          <table:table-cell table:style-name="TableCell020204">
            <text:p text:style-name="P32"><text:span text:style-name="T54">B</text:span></text:p>
            <text:p text:style-name="P32"><text:span text:style-name="T54">B</text:span></text:p>
            <text:p text:style-name="P32"><text:span text:style-name="T54">B</text:span><text:span text:style-name="T55"/></text:p>
          </table:table-cell>
        </table:table-row>
        <table:table-row table:style-name="TableRow0203">
          <table:table-cell table:style-name="TableCell020300">
            <text:p text:style-name="P35"><text:span text:style-name="T56">5</text:span></text:p>
            <text:p text:style-name="P35"><text:span text:style-name="T56">6</text:span></text:p>
            <text:p text:style-name="P35"><text:span text:style-name="T56">7</text:span><text:span text:style-name="T57"/></text:p>
          </table:table-cell>
          <table:table-cell table:style-name="TableCell020301">
            <text:p text:style-name="P35"><text:span text:style-name="T58">13:25</text:span></text:p>
            <text:p text:style-name="P35"><text:span text:style-name="T58">13:30</text:span></text:p>
            <text:p text:style-name="P35"><text:span text:style-name="T58">13:35</text:span><text:span text:style-name="T59"/></text:p>
          </table:table-cell>
          <table:table-cell table:style-name="TableCell020302">
            <text:p text:style-name="P35"><text:span text:style-name="T60">YTC2</text:span></text:p>
            <text:p text:style-name="P35"><text:span text:style-name="T60">River</text:span></text:p>
            <text:p text:style-name="P35"><text:span text:style-name="T60">Glen</text:span><text:span text:style-name="T61"/></text:p>
          </table:table-cell>
          <table:table-cell table:style-name="TableCell020303">
            <text:p text:style-name="P35"><text:span text:style-name="T62">Numeral 5</text:span></text:p>
            <text:p text:style-name="P35"><text:span text:style-name="T62">R</text:span></text:p>
            <text:p text:style-name="P35"><text:span text:style-name="T62">G</text:span><text:span text:style-name="T63"/></text:p>
          </table:table-cell>
          <table:table-cell table:style-name="TableCell020304">
            <text:p text:style-name="P35"><text:span text:style-name="T64">C</text:span></text:p>
            <text:p text:style-name="P35"><text:span text:style-name="T64">C</text:span></text:p>
            <text:p text:style-name="P35"><text:span text:style-name="T64">C</text:span><text:span text:style-name="T65"/></text:p>
          </table:table-cell>
        </table:table-row>
        <table:table-row table:style-name="TableRow0204">
          <table:table-cell table:style-name="TableCell020400">
            <text:p text:style-name="P38"><text:span text:style-name="T66">8</text:span></text:p>
            <text:p text:style-name="P38"><text:span text:style-name="T66">9</text:span><text:span text:style-name="T67"/></text:p>
          </table:table-cell>
          <table:table-cell table:style-name="TableCell020401">
            <text:p text:style-name="P38"><text:span text:style-name="T68">13:40</text:span></text:p>
            <text:p text:style-name="P38"><text:span text:style-name="T68">13:45</text:span><text:span text:style-name="T69"/></text:p>
          </table:table-cell>
          <table:table-cell table:style-name="TableCell020402">
            <text:p text:style-name="P38"><text:span text:style-name="T70">Squib</text:span></text:p>
            <text:p text:style-name="P38"><text:span text:style-name="T70">YTC2RS</text:span><text:span text:style-name="T71"/></text:p>
          </table:table-cell>
          <table:table-cell table:style-name="TableCell020403">
            <text:p text:style-name="P38"><text:span text:style-name="T72">E</text:span></text:p>
            <text:p text:style-name="P38"><text:span text:style-name="T72">Numeral 6</text:span><text:span text:style-name="T73"/></text:p>
          </table:table-cell>
          <table:table-cell table:style-name="TableCell020404">
            <text:p text:style-name="P38"><text:span text:style-name="T74">D</text:span></text:p>
            <text:p text:style-name="P38"><text:span text:style-name="T74">D</text:span><text:span text:style-name="T75"/></text:p>
          </table:table-cell>
        </table:table-row>
        <table:table-row table:style-name="TableRow0205">
          <table:table-cell table:style-name="TableCell020500">
            <text:p text:style-name="P41"><text:span text:style-name="T76">10</text:span><text:span text:style-name="T77"/></text:p>
          </table:table-cell>
          <table:table-cell table:style-name="TableCell020501">
            <text:p text:style-name="P41"><text:span text:style-name="T78">13:50</text:span><text:span text:style-name="T79"/></text:p>
          </table:table-cell>
          <table:table-cell table:style-name="TableCell020502">
            <text:p text:style-name="P41"><text:span text:style-name="T80">Leisure 17</text:span><text:span text:style-name="T81"/></text:p>
          </table:table-cell>
          <table:table-cell table:style-name="TableCell020503">
            <text:p text:style-name="P41"><text:span text:style-name="T82">B</text:span><text:span text:style-name="T83"/></text:p>
          </table:table-cell>
          <table:table-cell table:style-name="TableCell020504">
            <text:p text:style-name="P41"><text:span text:style-name="T84">E</text:span><text:span text:style-name="T85"/></text:p>
          </table:table-cell>
        </table:table-row>
        <table:table-row table:style-name="TableRow0206">
          <table:table-cell table:style-name="TableCell020600">
            <text:p text:style-name="P44"><text:span text:style-name="T86">11</text:span></text:p>
            <text:p text:style-name="P44"><text:span text:style-name="T86"/></text:p>
            <text:p text:style-name="P44"><text:span text:style-name="T86">12</text:span><text:span text:style-name="T87"/></text:p>
          </table:table-cell>
          <table:table-cell table:style-name="TableCell020601">
            <text:p text:style-name="P44"><text:span text:style-name="T88">13:55</text:span></text:p>
            <text:p text:style-name="P44"><text:span text:style-name="T88"/></text:p>
            <text:p text:style-name="P44"><text:span text:style-name="T88">14:00</text:span><text:span text:style-name="T89"/></text:p>
          </table:table-cell>
          <table:table-cell table:style-name="TableCell020602">
            <text:p text:style-name="P44"><text:span text:style-name="T90">Large Dinghy H/cap 1141 &amp; under including Wayfarer and Laser Standard</text:span></text:p>
            <text:p text:style-name="P44"><text:span text:style-name="T90">Waverley/Witchcraft</text:span><text:span text:style-name="T91"/></text:p>
          </table:table-cell>
          <table:table-cell table:style-name="TableCell020603">
            <text:p text:style-name="P44"><text:span text:style-name="T92">W</text:span></text:p>
            <text:p text:style-name="P44"><text:span text:style-name="T92"/></text:p>
            <text:p text:style-name="P44"><text:span text:style-name="T92">T</text:span><text:span text:style-name="T93"/></text:p>
          </table:table-cell>
          <table:table-cell table:style-name="TableCell020604">
            <text:p text:style-name="P44"><text:span text:style-name="T94">F</text:span></text:p>
            <text:p text:style-name="P44"><text:span text:style-name="T94"/></text:p>
            <text:p text:style-name="P44"><text:span text:style-name="T94">F</text:span><text:span text:style-name="T95"/></text:p>
          </table:table-cell>
        </table:table-row>
        <table:table-row table:style-name="TableRow0207">
          <table:table-cell table:style-name="TableCell020700">
            <text:p text:style-name="P47"><text:span text:style-name="T96">13</text:span><text:span text:style-name="T97"/></text:p>
          </table:table-cell>
          <table:table-cell table:style-name="TableCell020701">
            <text:p text:style-name="P47"><text:span text:style-name="T98">14:05</text:span><text:span text:style-name="T99"/></text:p>
          </table:table-cell>
          <table:table-cell table:style-name="TableCell020702">
            <text:p text:style-name="P47"><text:span text:style-name="T100">Dinghy H/cap PYS 1142 &amp; over including RS Feva, Laser Radial, Laser 4.7 Topper, Pico, Optimist &amp; Mirror</text:span><text:span text:style-name="T101"/></text:p>
          </table:table-cell>
          <table:table-cell table:style-name="TableCell020703">
            <text:p text:style-name="P47"><text:span text:style-name="T102">V</text:span><text:span text:style-name="T103"/></text:p>
          </table:table-cell>
          <table:table-cell table:style-name="TableCell020704">
            <text:p text:style-name="P47"><text:span text:style-name="T104">Preset Course</text:span></text:p>
            <text:p text:style-name="P47"><text:span text:style-name="T104">(See Rule 3.6)</text:span><text:span text:style-name="T105"/></text:p>
          </table:table-cell>
        </table:table-row>
      </table:table>
      <text:p text:style-name="P49"><text:span text:style-name="T106"/></text:p>
      <text:p text:style-name="P50"><text:span text:style-name="T107">2. Changes to Sailing Instructions.</text:span><text:span text:style-name="T108"/></text:p>
      <text:p text:style-name="P50"><text:span text:style-name="T109">2.1. Any change to the sailing instructions will be posted before 1030hrs on the day it will take effect and may be announced on VHF Channel 37, at least 30 minutes before the start of the first race. </text:span></text:p>
      <text:p text:style-name="P50"><text:span text:style-name="T110">3. Courses.<text:s/></text:span><text:span text:style-name="T111"/></text:p>
      <text:p text:style-name="P50"><text:span text:style-name="T112">3.1. Race 1 to 12, the course for a class shall be displayed on the signal vessel at its warning signal.</text:span></text:p>
      <text:p text:style-name="P50"><text:span text:style-name="T112">3.2. Race 1 to 12, the course code shall be displayed first, to the left of the marks of the course.</text:span></text:p>
      <text:p text:style-name="P50"><text:span text:style-name="T112">3.3. Race 1 to 12, marks of the course shall be read from left to right; red numbers on a white background shall be left to port; green numbers on a white background shall be left to starboard.</text:span></text:p>
      <text:p text:style-name="P50"><text:span text:style-name="T112">3.4. Race 1 to 12, the number of laps of the course to be sailed may be indicated by a black number on a white background; if no card shows a black number on a white background, then the course is one lap. </text:span></text:p>
      <text:p text:style-name="P50"><text:span text:style-name="T112">3.5. Race 1 to 12, all boats shall be required to sail through the starting and finishing line from the direction of the last mark on completing each round before sailing the new course, if any, for subsequent rounds.</text:span></text:p>
      <text:p text:style-name="P50"><text:span text:style-name="T112">3.6. Race 13, courses are preset within the West of Holm Bay. The start line is between the Signal Vessel flying the red and white chequered flag situated to the west of Holm Bay and an outer limit yellow mark ‘S’.</text:span></text:p>
      <text:p text:style-name="P50"><text:span text:style-name="T113">4. Racing Marks. (Classes 1-13)</text:span><text:span text:style-name="T114"/></text:p>
      <text:p text:style-name="P50"><text:span text:style-name="T115">4.1. Race 1 to 12, see Appendix A showing the approximate position of marks in the racing area. </text:span></text:p>
      <text:p text:style-name="P50"><text:span text:style-name="T115">4.2 Race 13, see Appendix B showing a diagram of the approximate position of racing marks.</text:span></text:p>
      <text:p text:style-name="P50"><text:span text:style-name="T116">5. Racing Areas.</text:span><text:span text:style-name="T117"/></text:p>
      <text:p text:style-name="P51"><text:span text:style-name="T118">5.1</text:span><text:span text:style-name="T119">.<text:s/></text:span><text:span text:style-name="T120">Race 1 to 12</text:span><text:span text:style-name="T121">,<text:s/></text:span><text:span text:style-name="T122">the signal vessel will be positioned<text:s/></text:span><text:span text:style-name="T123">east in Holm Bay towards Long Rock.</text:span><text:span text:style-name="T124"/></text:p>
      <text:p text:style-name="P52"><text:span text:style-name="T125">5.2. Race 13, the signal vessel will be positioned<text:s/></text:span><text:span text:style-name="T126">west in Holm Bay towards the Dorn</text:span><text:span text:style-name="T127"/></text:p>
      <text:p text:style-name="P52"><text:span text:style-name="T127">5.3. All boats shall pass North of marks K and R, and to the seaward side of marks 2 and 6 unless these are marks of that course.</text:span></text:p>
      <text:p text:style-name="P52"><text:span text:style-name="T127">5.4. All rock marks may or may not be in place and competitors should make themselves familiar with the position of pladdies and rocks.</text:span></text:p>
      <text:p text:style-name="P52"><text:span text:style-name="T128">6. The Start. (Classes 1-12)</text:span></text:p>
      <text:p text:style-name="P52"><text:span text:style-name="T129">6.1. Race 1 to 12, the starting line is between a red and white pole on the signal vessel and an orange buoy marked ‘E.’</text:span><text:span text:style-name="T130"/></text:p>
      <text:p text:style-name="P52"><text:span text:style-name="T131">6.2. Race 13, the starting line is between the Signal Vessel flying the red and white checkered flag and the Outer Limit Mark ‘S’ (See Appendix B for Starting Sequence)</text:span></text:p>
      <text:p text:style-name="P52"><text:span text:style-name="T131">6.3. All boats shall keep clear of other classes in the starting area between their preparatory signal and start.</text:span></text:p>
      <text:p text:style-name="P52"><text:span text:style-name="T132">7. The Finish</text:span><text:span text:style-name="T133">.<text:s/></text:span><text:span text:style-name="T134"/></text:p>
      <text:p text:style-name="P52"><text:span text:style-name="T135">7.1. Race 1 to 12, the finishing line is between the red and white pole displaying a blue flag on the signal vessel and an orange buoy marked ‘E.’ </text:span></text:p>
      <text:p text:style-name="P52"><text:span text:style-name="T135">7.2. Race 13, finishing line is between the Signal Vessel flying the red and white chequered flag situated to the west of Holm Bay and an outer limit marked ‘S’ or as otherwise indicated by the Race Officer.</text:span></text:p>
      <text:p text:style-name="P52"><text:span text:style-name="T136">8. Shortened Course.<text:s/></text:span><text:span text:style-name="T137"/></text:p>
      <text:p text:style-name="P52"><text:span text:style-name="T138">8.1.</text:span><text:span text:style-name="T139"><text:s/></text:span><text:span text:style-name="T140">Race 1-12, the Race Committee may shorten a course by attaching a second buoy marked ‘S’ to any mark of the course. Yachts should return to the finish line from that mark. This amends RRS 32.</text:span></text:p>
      <text:p text:style-name="P52"><text:span text:style-name="T140">8.2. Race 13, the Race Officer may shorten the course at any mark by flying Code Flag ‘S’ alongside the relevant Race Code Flag to denote which race is being shortened.</text:span></text:p>
      <text:p text:style-name="P52"><text:span text:style-name="T141">9. Time Limit.<text:s/></text:span><text:span text:style-name="T142"/></text:p>
      <text:p text:style-name="P52"><text:span text:style-name="T143">9.1. The Race Time Limit (see RRS 35) is 16.30 BST. Any boat failing to finish by 16.30hrs will be deemed to have retired and be scored as DNF.</text:span></text:p>
      <text:p text:style-name="P52"><text:span text:style-name="T144">10. Hearing Requests.</text:span><text:span text:style-name="T145"/></text:p>
      <text:p text:style-name="P52"><text:span text:style-name="T146">10.1.<text:s text:c="2"/>The protest time limit is 30 minutes after the last boat finishes. The time will be posted on EDYC Regatta Notice Board at the club house.</text:span></text:p>
      <text:p text:style-name="P52"><text:span text:style-name="T146">10.2. Hearing request forms are available from the EDYC Regatta Notice Board at the club house.</text:span></text:p>
      <text:p text:style-name="P52"><text:span text:style-name="T147">11. Safety.<text:s/></text:span><text:span text:style-name="T148"/></text:p>
      <text:p text:style-name="P52"><text:span text:style-name="T149">11.1. Safety boats are requested to liaise with the safety Officer prior to the commencement of racing at or before 1200 hrs on VHF Channel 38.</text:span></text:p>
      <text:p text:style-name="P52"><text:span text:style-name="T149">11.2. Safety boats are requested to assist with ferrying before and after racing.</text:span></text:p>
      <text:p text:style-name="P52"><text:span text:style-name="T149">11.3. A boat that retires from a race shall notify the race committee at the first reasonable opportunity.</text:span></text:p>
      <text:p text:style-name="P52"><text:span text:style-name="T150">End of Supplementary Sailing Instructions.</text:span></text:p>
      <text:p text:style-name="P53"><draw:frame text:anchor-type="as-char" svg:width="18.93mm" svg:height="19.29mm" style:rel-width="scale" style:rel-height="scale"><draw:object-ole xlink:href="OleObj2"/><draw:image xlink:href="ObjectReplacements/OleObj2"/></draw:frame><text:span text:style-name="T152"/></text:p>
      <text:p text:style-name="P53"><text:span text:style-name="T153">ALL BOATS ARE REQUESTED TO REGISTER ONLINE USING EITHER THE QR CODE ABOVE OR THE LINK BELOW.</text:span></text:p>
      <text:p text:style-name="P53"><text:a xlink:href="https://www.itsplainsailing.com/org/edyc"><text:span text:style-name="T154">https://www.itsplainsailing.com/org/edyc</text:span></text:a><text:span text:style-name="T155"/></text:p>
      <text:p text:style-name="P53"><text:span text:style-name="T156">After Racing: Everyone is welcome for refreshments and prizegiving.</text:span><text:span text:style-name="T157"/></text:p>
      <text:p text:style-name="P54"><text:span text:style-name="T158">Boats may dock and raft up at the EDYC pontoon. Please note that access to the pontoon from Holm Bay is navigable, 2.5 hours either side of low water, depending on draft.</text:span></text:p>
      <text:p text:style-name="P54"><text:span text:style-name="T158">All competitors, their families and friends are invited for refreshments and music in the EDYC clubhouse after racing, followed by the award of prizes. A prize will be awarded to the first boat in each race. Visitors are welcome to join members for entertainment and live music. </text:span></text:p>
      <text:p text:style-name="P54"><text:span text:style-name="T159"/></text:p>
      <text:p text:style-name="P54"><text:span text:style-name="T160">Appendix A</text:span><text:span text:style-name="T161"/></text:p>
      <text:p text:style-name="P55"><text:span text:style-name="T162">This chart shows the area for Races 1-12</text:span><text:span text:style-name="T163"/></text:p>
      <text:p text:style-name="P56"><draw:frame text:anchor-type="as-char" svg:width="151.43mm" svg:height="202.86mm" style:rel-width="scale" style:rel-height="scale"><draw:object-ole xlink:href="OleObj3"/><draw:image xlink:href="ObjectReplacements/OleObj3"/></draw:frame><text:span text:style-name="T165"/></text:p>
      <text:p text:style-name="P57"><draw:frame text:anchor-type="as-char" svg:width="146.58mm" svg:height="214.84mm" style:rel-width="scale" style:rel-height="scale"><draw:object-ole xlink:href="OleObj4"/><draw:image xlink:href="ObjectReplacements/OleObj4"/></draw:frame><text:span text:style-name="T165"/></text:p>
      <text:p text:style-name="P57"><text:span text:style-name="T165"/></text:p>
      <text:p text:style-name="P57"><text:span text:style-name="T165"/></text:p>
      <text:p text:style-name="P57"><text:span text:style-name="T165"/></text:p>
      <text:p text:style-name="P57"><text:span text:style-name="T165"/></text:p>
      <text:p text:style-name="P57"><draw:frame text:anchor-type="as-char" svg:width="29.37mm" svg:height="41.01mm" style:rel-width="scale" style:rel-height="scale"><draw:object-ole xlink:href="OleObj5"/><draw:image xlink:href="ObjectReplacements/OleObj5"/></draw:frame><text:span text:style-name="T165"/></text:p>
      <text:p text:style-name="P58"><text:span text:style-name="T165"><text:tab/></text:span></text:p>
      <text:p text:style-name="P58"><text:span text:style-name="T166"/></text:p>
      <text:p text:style-name="P58"><text:span text:style-name="T166"/></text:p>
      <text:p text:style-name="P59"><text:span text:style-name="T167"/></text:p>
      <text:p text:style-name="P59"><text:span text:style-name="T167"/></text:p>
      <text:p text:style-name="P59"><text:span text:style-name="T167"/></text:p>
      <text:p text:style-name="P59"><text:span text:style-name="T167"/></text:p>
      <text:p text:style-name="P59"><text:span text:style-name="T167"/></text:p>
      <text:p text:style-name="P59"><text:span text:style-name="T167"/></text:p>
      <text:p text:style-name="P59"><text:span text:style-name="T167"/></text:p>
      <text:p text:style-name="P59"><text:span text:style-name="T167"/></text:p>
      <text:p text:style-name="P59"><text:span text:style-name="T167"/></text:p>
      <text:p text:style-name="P59"><text:span text:style-name="T167"/></text:p>
      <text:p text:style-name="P59"><text:span text:style-name="T167"/></text:p>
      <text:p text:style-name="P59"><text:span text:style-name="T167"/></text:p>
      <text:p text:style-name="P59"><text:span text:style-name="T167"/></text:p>
      <text:p text:style-name="P59"><text:span text:style-name="T167"/></text:p>
      <text:p text:style-name="P59"><text:span text:style-name="T167"/></text:p>
      <text:p text:style-name="P59"><text:span text:style-name="T167"/></text:p>
      <text:p text:style-name="P59"><text:span text:style-name="T167"/></text:p>
      <text:p text:style-name="P59"><text:span text:style-name="T167"/></text:p>
      <text:p text:style-name="P59"><text:span text:style-name="T167"/></text:p>
      <text:p text:style-name="P59"><text:span text:style-name="T167"/></text:p>
      <text:p text:style-name="P59"><text:span text:style-name="T167"/></text:p>
      <text:p text:style-name="P59"><text:span text:style-name="T167"/></text:p>
      <text:p text:style-name="P59"><text:span text:style-name="T167"/></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